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0" style:family="table">
      <style:table-properties style:width="16.14cm" table:align="left"/>
    </style:style>
    <style:style style:name="Table10.A" style:family="table-column">
      <style:table-column-properties style:column-width="4.027cm"/>
    </style:style>
    <style:style style:name="Table10.B" style:family="table-column">
      <style:table-column-properties style:column-width="12.113cm"/>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2" style:family="table">
      <style:table-properties style:width="19.001cm" table:align="margins" style:may-break-between-rows="true"/>
    </style:style>
    <style:style style:name="Table12.A" style:family="table-column">
      <style:table-column-properties style:column-width="4.41cm" style:rel-column-width="15209*"/>
    </style:style>
    <style:style style:name="Table12.B" style:family="table-column">
      <style:table-column-properties style:column-width="2.411cm" style:rel-column-width="8316*"/>
    </style:style>
    <style:style style:name="Table12.C" style:family="table-column">
      <style:table-column-properties style:column-width="12.18cm" style:rel-column-width="4201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9.001cm" table:align="margins" style:may-break-between-rows="true"/>
    </style:style>
    <style:style style:name="Table13.A" style:family="table-column">
      <style:table-column-properties style:column-width="4.408cm" style:rel-column-width="15203*"/>
    </style:style>
    <style:style style:name="Table13.B" style:family="table-column">
      <style:table-column-properties style:column-width="2.97cm" style:rel-column-width="10245*"/>
    </style:style>
    <style:style style:name="Table13.C" style:family="table-column">
      <style:table-column-properties style:column-width="11.622cm" style:rel-column-width="40087*"/>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0.303cm" style:keep-together="false" fo:keep-together="always"/>
    </style:style>
    <style:style style:name="Table14" style:family="table">
      <style:table-properties style:width="19.001cm" table:align="margins" style:may-break-between-rows="true"/>
    </style:style>
    <style:style style:name="Table14.A" style:family="table-column">
      <style:table-column-properties style:column-width="4.408cm" style:rel-column-width="15203*"/>
    </style:style>
    <style:style style:name="Table14.B" style:family="table-column">
      <style:table-column-properties style:column-width="2.97cm" style:rel-column-width="10245*"/>
    </style:style>
    <style:style style:name="Table14.C" style:family="table-column">
      <style:table-column-properties style:column-width="11.622cm" style:rel-column-width="40087*"/>
    </style:style>
    <style:style style:name="Table14.1" style:family="table-row">
      <style:table-row-properties style:keep-together="false" fo:keep-together="always"/>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6" style:family="table-row">
      <style:table-row-properties style:min-row-height="0.303cm" style:keep-together="false" fo:keep-together="always"/>
    </style:style>
    <style:style style:name="Table16" style:family="table">
      <style:table-properties style:width="19.001cm" table:align="margins" style:may-break-between-rows="true"/>
    </style:style>
    <style:style style:name="Table16.A" style:family="table-column">
      <style:table-column-properties style:column-width="4.408cm" style:rel-column-width="15203*"/>
    </style:style>
    <style:style style:name="Table16.B" style:family="table-column">
      <style:table-column-properties style:column-width="2.97cm" style:rel-column-width="10245*"/>
    </style:style>
    <style:style style:name="Table16.C" style:family="table-column">
      <style:table-column-properties style:column-width="11.622cm" style:rel-column-width="40087*"/>
    </style:style>
    <style:style style:name="Table16.1" style:family="table-row">
      <style:table-row-properties style:keep-together="false" fo:keep-together="always"/>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2" style:family="table-row">
      <style:table-row-properties style:min-row-height="0.61cm" style:keep-together="false" fo:keep-together="alway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7" style:family="table-row">
      <style:table-row-properties style:min-row-height="0.303cm" style:keep-together="false" fo:keep-together="always"/>
    </style:style>
    <style:style style:name="Table1" style:family="table">
      <style:table-properties style:width="13.464cm" table:align="left"/>
    </style:style>
    <style:style style:name="Table1.A" style:family="table-column">
      <style:table-column-properties style:column-width="3.096cm"/>
    </style:style>
    <style:style style:name="Table1.B" style:family="table-column">
      <style:table-column-properties style:column-width="10.368cm"/>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2.607cm" table:align="left"/>
    </style:style>
    <style:style style:name="Table2.A" style:family="table-column">
      <style:table-column-properties style:column-width="2.111cm"/>
    </style:style>
    <style:style style:name="Table2.B" style:family="table-column">
      <style:table-column-properties style:column-width="4.738cm"/>
    </style:style>
    <style:style style:name="Table2.C" style:family="table-column">
      <style:table-column-properties style:column-width="0.96cm"/>
    </style:style>
    <style:style style:name="Table2.1" style:family="table-row">
      <style:table-row-properties style:keep-together="false" fo:keep-together="always"/>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H2" style:family="table-cell">
      <style:table-cell-properties fo:padding="0.097cm" fo:border-left="0.002cm solid #000000" fo:border-right="0.002cm solid #000000" fo:border-top="none" fo:border-bottom="0.002cm solid #000000"/>
    </style:style>
    <style:style style:name="Table5" style:family="table">
      <style:table-properties style:width="19.001cm" table:align="margins" style:may-break-between-rows="true"/>
    </style:style>
    <style:style style:name="Table5.A" style:family="table-column">
      <style:table-column-properties style:column-width="0.736cm" style:rel-column-width="2536*"/>
    </style:style>
    <style:style style:name="Table5.B" style:family="table-column">
      <style:table-column-properties style:column-width="5.144cm" style:rel-column-width="17740*"/>
    </style:style>
    <style:style style:name="Table5.C" style:family="table-column">
      <style:table-column-properties style:column-width="13.122cm" style:rel-column-width="45259*"/>
    </style:style>
    <style:style style:name="Table5.1" style:family="table-row">
      <style:table-row-properties style:keep-together="false" fo:keep-together="always"/>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1" style:family="table">
      <style:table-properties style:width="19.001cm" table:align="margins"/>
    </style:style>
    <style:style style:name="Table11.A" style:family="table-column">
      <style:table-column-properties style:column-width="4.408cm" style:rel-column-width="15203*"/>
    </style:style>
    <style:style style:name="Table11.B" style:family="table-column">
      <style:table-column-properties style:column-width="2.085cm" style:rel-column-width="7191*"/>
    </style:style>
    <style:style style:name="Table11.C" style:family="table-column">
      <style:table-column-properties style:column-width="12.508cm" style:rel-column-width="43141*"/>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 style:family="table">
      <style:table-properties style:width="19.001cm" table:align="margins"/>
    </style:style>
    <style:style style:name="Table3.A" style:family="table-column">
      <style:table-column-properties style:column-width="4.41cm" style:rel-column-width="15209*"/>
    </style:style>
    <style:style style:name="Table3.B" style:family="table-column">
      <style:table-column-properties style:column-width="2.085cm" style:rel-column-width="7191*"/>
    </style:style>
    <style:style style:name="Table3.C" style:family="table-column">
      <style:table-column-properties style:column-width="12.506cm" style:rel-column-width="43135*"/>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9.001cm" table:align="margins" style:may-break-between-rows="true"/>
    </style:style>
    <style:style style:name="Table9.A" style:family="table-column">
      <style:table-column-properties style:column-width="4.41cm" style:rel-column-width="15209*"/>
    </style:style>
    <style:style style:name="Table9.B" style:family="table-column">
      <style:table-column-properties style:column-width="2.439cm" style:rel-column-width="8413*"/>
    </style:style>
    <style:style style:name="Table9.C" style:family="table-column">
      <style:table-column-properties style:column-width="12.151cm" style:rel-column-width="41913*"/>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style:width="19.001cm" table:align="margins" style:may-break-between-rows="true"/>
    </style:style>
    <style:style style:name="Table7.A" style:family="table-column">
      <style:table-column-properties style:column-width="4.41cm" style:rel-column-width="15209*"/>
    </style:style>
    <style:style style:name="Table7.B" style:family="table-column">
      <style:table-column-properties style:column-width="2.411cm" style:rel-column-width="8316*"/>
    </style:style>
    <style:style style:name="Table7.C" style:family="table-column">
      <style:table-column-properties style:column-width="12.18cm" style:rel-column-width="42010*"/>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6" style:family="table">
      <style:table-properties style:width="19.001cm" table:align="margins"/>
    </style:style>
    <style:style style:name="Table6.A" style:family="table-column">
      <style:table-column-properties style:column-width="5.791cm" style:rel-column-width="19973*"/>
    </style:style>
    <style:style style:name="Table6.B" style:family="table-column">
      <style:table-column-properties style:column-width="13.21cm" style:rel-column-width="45562*"/>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9.001cm" table:align="margins" style:may-break-between-rows="false"/>
    </style:style>
    <style:style style:name="Table8.A" style:family="table-column">
      <style:table-column-properties style:column-width="0.617cm" style:rel-column-width="2129*"/>
    </style:style>
    <style:style style:name="Table8.B" style:family="table-column">
      <style:table-column-properties style:column-width="4.733cm" style:rel-column-width="16322*"/>
    </style:style>
    <style:style style:name="Table8.C" style:family="table-column">
      <style:table-column-properties style:column-width="13.651cm" style:rel-column-width="47084*"/>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4" style:family="table">
      <style:table-properties style:width="19.001cm" table:align="margins" style:may-break-between-rows="false"/>
    </style:style>
    <style:style style:name="Table4.A" style:family="table-column">
      <style:table-column-properties style:column-width="0.617cm" style:rel-column-width="2129*"/>
    </style:style>
    <style:style style:name="Table4.B" style:family="table-column">
      <style:table-column-properties style:column-width="4.704cm" style:rel-column-width="16225*"/>
    </style:style>
    <style:style style:name="Table4.C" style:family="table-column">
      <style:table-column-properties style:column-width="13.679cm" style:rel-column-width="47181*"/>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5" style:family="table">
      <style:table-properties style:width="19.001cm" table:align="margins" style:may-break-between-rows="true"/>
    </style:style>
    <style:style style:name="Table15.A" style:family="table-column">
      <style:table-column-properties style:column-width="0.704cm" style:rel-column-width="2427*"/>
    </style:style>
    <style:style style:name="Table15.B" style:family="table-column">
      <style:table-column-properties style:column-width="6.352cm" style:rel-column-width="21907*"/>
    </style:style>
    <style:style style:name="Table15.C" style:family="table-column">
      <style:table-column-properties style:column-width="11.945cm" style:rel-column-width="41201*"/>
    </style:style>
    <style:style style:name="Table15.1" style:family="table-row">
      <style:table-row-properties style:keep-together="false" fo:keep-together="always"/>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7" style:family="table">
      <style:table-properties style:width="19.001cm" table:align="margins"/>
    </style:style>
    <style:style style:name="Table17.A" style:family="table-column">
      <style:table-column-properties style:column-width="4.616cm" style:rel-column-width="15921*"/>
    </style:style>
    <style:style style:name="Table17.B" style:family="table-column">
      <style:table-column-properties style:column-width="14.385cm" style:rel-column-width="49614*"/>
    </style:style>
    <style:style style:name="Table17.1" style:family="table-row">
      <style:table-row-properties style:keep-together="false" fo:keep-together="always"/>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9.001cm" table:align="margins" style:may-break-between-rows="true"/>
    </style:style>
    <style:style style:name="Table18.A" style:family="table-column">
      <style:table-column-properties style:column-width="0.704cm" style:rel-column-width="2427*"/>
    </style:style>
    <style:style style:name="Table18.B" style:family="table-column">
      <style:table-column-properties style:column-width="6.352cm" style:rel-column-width="21907*"/>
    </style:style>
    <style:style style:name="Table18.C" style:family="table-column">
      <style:table-column-properties style:column-width="11.945cm" style:rel-column-width="41201*"/>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center" style:justify-single-word="false"/>
      <style:text-properties fo:language="en" fo:country="GB" fo:font-weight="normal" style:font-weight-asian="normal" style:font-weight-complex="normal"/>
    </style:style>
    <style:style style:name="P7" style:family="paragraph" style:parent-style-name="Standard">
      <style:text-properties fo:language="en" fo:country="GB" fo:font-style="normal" fo:font-weight="bold" style:font-style-asian="normal" style:font-weight-asian="bold" style:font-style-complex="normal" style:font-weight-complex="bold"/>
    </style:style>
    <style:style style:name="P8" style:family="paragraph" style:parent-style-name="Standard">
      <style:text-properties fo:language="en" fo:country="GB"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10" style:family="paragraph" style:parent-style-name="Standard">
      <style:text-properties fo:language="en" fo:country="GB" fo:font-weight="bold" style:font-weight-asian="bold" style:font-weight-complex="bold"/>
    </style:style>
    <style:style style:name="P11" style:family="paragraph" style:parent-style-name="Standard">
      <style:paragraph-properties fo:text-align="end" style:justify-single-word="false"/>
      <style:text-properties fo:language="en" fo:country="GB"/>
    </style:style>
    <style:style style:name="P12" style:family="paragraph" style:parent-style-name="Standard">
      <style:paragraph-properties fo:text-align="start" style:justify-single-word="false"/>
      <style:text-properties fo:language="en" fo:country="GB"/>
    </style:style>
    <style:style style:name="P13" style:family="paragraph" style:parent-style-name="Standard">
      <style:text-properties fo:language="en" fo:country="GB" fo:background-color="transparent"/>
    </style:style>
    <style:style style:name="P14" style:family="paragraph" style:parent-style-name="Standard">
      <style:text-properties fo:font-weight="bold" style:font-weight-asian="bold" style:font-weight-complex="bold"/>
    </style:style>
    <style:style style:name="P15" style:family="paragraph" style:parent-style-name="Table_20_Contents">
      <style:text-properties fo:color="#0000ff" fo:font-style="italic" fo:font-weight="bold" style:font-style-asian="italic" style:font-weight-asian="bold" style:font-style-complex="italic" style:font-weight-complex="bold"/>
    </style:style>
    <style:style style:name="P16" style:family="paragraph" style:parent-style-name="Table_20_Contents">
      <style:text-properties fo:language="en" fo:country="GB"/>
    </style:style>
    <style:style style:name="P17" style:family="paragraph" style:parent-style-name="Table_20_Contents">
      <style:text-properties fo:language="en" fo:country="GB" fo:font-weight="bold" style:font-weight-asian="bold" style:font-weight-complex="bold"/>
    </style:style>
    <style:style style:name="P18" style:family="paragraph" style:parent-style-name="Table_20_Contents">
      <style:paragraph-properties fo:text-align="center" style:justify-single-word="false"/>
      <style:text-properties fo:language="en" fo:country="GB"/>
    </style:style>
    <style:style style:name="P19" style:family="paragraph" style:parent-style-name="Table_20_Contents">
      <style:text-properties fo:language="en" fo:country="GB" fo:font-weight="normal" style:font-weight-asian="normal" style:font-weight-complex="normal"/>
    </style:style>
    <style:style style:name="P20" style:family="paragraph" style:parent-style-name="Table_20_Contents">
      <style:text-properties fo:language="en" fo:country="GB" fo:background-color="transparent"/>
    </style:style>
    <style:style style:name="P21"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22" style:family="paragraph" style:parent-style-name="Standard">
      <style:paragraph-properties fo:break-before="page"/>
      <style:text-properties fo:language="en" fo:country="GB"/>
    </style:style>
    <style:style style:name="P23" style:family="paragraph" style:parent-style-name="Text_20_body">
      <style:text-properties fo:language="en" fo:country="GB"/>
    </style:style>
    <style:style style:name="P24" style:family="paragraph" style:parent-style-name="Text_20_body">
      <style:paragraph-properties fo:text-align="start" style:justify-single-word="false"/>
      <style:text-properties fo:language="en" fo:country="GB"/>
    </style:style>
    <style:style style:name="P25" style:family="paragraph" style:parent-style-name="Text_20_body">
      <style:text-properties fo:language="en" fo:country="GB" fo:font-style="normal" fo:font-weight="normal" style:font-style-asian="normal" style:font-weight-asian="normal" style:font-style-complex="normal" style:font-weight-complex="normal"/>
    </style:style>
    <style:style style:name="P26" style:family="paragraph" style:parent-style-name="Text_20_body">
      <style:text-properties fo:language="en" fo:country="GB" fo:font-style="normal" fo:font-weight="bold" style:font-style-asian="normal" style:font-weight-asian="bold" style:font-style-complex="normal" style:font-weight-complex="bold"/>
    </style:style>
    <style:style style:name="P27" style:family="paragraph" style:parent-style-name="Text_20_body">
      <style:paragraph-properties fo:text-align="start" style:justify-single-word="false"/>
      <style:text-properties fo:language="en" fo:country="GB" fo:font-style="normal" style:font-style-asian="normal" style:font-style-complex="normal"/>
    </style:style>
    <style:style style:name="P28" style:family="paragraph" style:parent-style-name="Standard" style:list-style-name="L6"/>
    <style:style style:name="P29" style:family="paragraph" style:parent-style-name="Standard" style:list-style-name="L6">
      <style:text-properties fo:language="en" fo:country="GB"/>
    </style:style>
    <style:style style:name="P30" style:family="paragraph" style:parent-style-name="Standard" style:list-style-name="L7">
      <style:text-properties fo:language="en" fo:country="GB"/>
    </style:style>
    <style:style style:name="P31" style:family="paragraph" style:parent-style-name="Standard" style:list-style-name="L8">
      <style:text-properties fo:language="en" fo:country="GB"/>
    </style:style>
    <style:style style:name="P32" style:family="paragraph" style:parent-style-name="Standard" style:list-style-name="L9">
      <style:text-properties fo:language="en" fo:country="GB" fo:font-weight="normal" style:font-weight-asian="normal" style:font-weight-complex="normal"/>
    </style:style>
    <style:style style:name="P33" style:family="paragraph" style:parent-style-name="Standard" style:list-style-name="L8"/>
    <style:style style:name="P34" style:family="paragraph" style:parent-style-name="Heading_20_1">
      <style:text-properties fo:language="en" fo:country="GB"/>
    </style:style>
    <style:style style:name="P35" style:family="paragraph" style:parent-style-name="Heading_20_1">
      <style:paragraph-properties fo:break-before="page"/>
      <style:text-properties fo:language="en" fo:country="GB"/>
    </style:style>
    <style:style style:name="P36" style:family="paragraph" style:parent-style-name="Table_20_Contents">
      <style:text-properties fo:language="en" fo:country="GB"/>
    </style:style>
    <style:style style:name="P37" style:family="paragraph" style:parent-style-name="Table_20_Contents" style:list-style-name="L10">
      <style:text-properties fo:language="en" fo:country="GB"/>
    </style:style>
    <style:style style:name="P38" style:family="paragraph" style:parent-style-name="Heading_20_2">
      <style:text-properties fo:language="en" fo:country="GB"/>
    </style:style>
    <style:style style:name="P39" style:family="paragraph" style:parent-style-name="Heading_20_2">
      <style:paragraph-properties fo:text-align="start" style:justify-single-word="false"/>
      <style:text-properties fo:language="en" fo:country="GB"/>
    </style:style>
    <style:style style:name="P40" style:family="paragraph" style:parent-style-name="Heading_20_3">
      <style:text-properties fo:language="en" fo:country="GB"/>
    </style:style>
    <style:style style:name="P41" style:family="paragraph" style:parent-style-name="Contents_20_1">
      <style:paragraph-properties>
        <style:tab-stops>
          <style:tab-stop style:position="16cm" style:type="right" style:leader-style="dotted" style:leader-text="."/>
        </style:tab-stops>
      </style:paragraph-properties>
    </style:style>
    <style:style style:name="P42" style:family="paragraph" style:parent-style-name="Contents_20_2">
      <style:paragraph-properties>
        <style:tab-stops>
          <style:tab-stop style:position="15cm" style:type="right" style:leader-style="dotted" style:leader-text="."/>
        </style:tab-stops>
      </style:paragraph-properties>
    </style:style>
    <style:style style:name="P43" style:family="paragraph" style:parent-style-name="Contents_20_3">
      <style:paragraph-properties>
        <style:tab-stops>
          <style:tab-stop style:position="14cm" style:type="right" style:leader-style="dotted" style:leader-text="."/>
        </style:tab-stops>
      </style:paragraph-properties>
    </style:style>
    <style:style style:name="P44" style:family="paragraph" style:parent-style-name="Text_20_body" style:list-style-name="L1">
      <style:text-properties fo:language="en" fo:country="GB"/>
    </style:style>
    <style:style style:name="P45" style:family="paragraph" style:parent-style-name="Text_20_body" style:list-style-name="L5">
      <style:text-properties fo:language="en" fo:country="GB" fo:font-style="normal" fo:font-weight="normal" style:font-style-asian="normal" style:font-weight-asian="normal" style:font-style-complex="normal" style:font-weight-complex="normal"/>
    </style:style>
    <style:style style:name="P46" style:family="paragraph" style:parent-style-name="Text_20_body" style:list-style-name="L11">
      <style:paragraph-properties fo:text-align="start" style:justify-single-word="false"/>
      <style:text-properties fo:language="en" fo:country="GB" fo:font-style="normal" style:font-style-asian="normal" style:font-style-complex="normal"/>
    </style:style>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color="#ff0000" fo:font-weight="bold" style:font-weight-asian="bold" style:font-weight-complex="bold"/>
    </style:style>
    <style:style style:name="T9" style:family="text">
      <style:text-properties fo:language="en" fo:country="GB"/>
    </style:style>
    <style:style style:name="T10" style:family="text">
      <style:text-properties fo:language="en" fo:country="GB" fo:font-weight="bold" style:font-style-asian="italic" style:font-weight-asian="bold" style:font-style-complex="italic" style:font-weight-complex="bold"/>
    </style:style>
    <style:style style:name="T11" style:family="text">
      <style:text-properties fo:language="en" fo:country="GB" fo:font-weight="bold" style:font-weight-asian="bold" style:font-weight-complex="bold"/>
    </style:style>
    <style:style style:name="T12" style:family="text">
      <style:text-properties fo:language="en" fo:country="GB" fo:font-weight="bold" fo:background-color="transparent" style:font-weight-asian="bold" style:font-weight-complex="bold" style:text-rotation-angle="0" style:text-rotation-scale="line-height"/>
    </style:style>
    <style:style style:name="T13" style:family="text">
      <style:text-properties fo:language="en" fo:country="GB" fo:font-weight="normal" style:font-weight-asian="normal" style:font-weight-complex="normal"/>
    </style:style>
    <style:style style:name="T14" style:family="text">
      <style:text-properties fo:language="en" fo:country="GB" fo:font-style="italic" style:font-style-asian="italic" style:font-style-complex="italic"/>
    </style:style>
    <style:style style:name="T15" style:family="text">
      <style:text-properties fo:language="en" fo:country="GB" fo:font-style="italic" fo:font-weight="normal" style:font-style-asian="italic" style:font-weight-asian="normal" style:font-style-complex="italic" style:font-weight-complex="normal"/>
    </style:style>
    <style:style style:name="T16" style:family="text">
      <style:text-properties fo:language="en" fo:country="GB" fo:font-style="normal" style:font-style-asian="normal" style:font-style-complex="normal"/>
    </style:style>
    <style:style style:name="T17" style:family="text">
      <style:text-properties fo:language="en" fo:country="GB" fo:font-style="normal" fo:font-weight="normal" style:font-style-asian="normal" style:font-weight-asian="normal" style:font-style-complex="normal" style:font-weight-complex="normal"/>
    </style:style>
    <style:style style:name="T18" style:family="text">
      <style:text-properties style:use-window-font-color="true"/>
    </style:style>
    <style:style style:name="T19" style:family="text">
      <style:text-properties style:use-window-font-color="true"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4">Documentation and concepts of the</text:p>
      <text:p text:style-name="P4"/>
      <text:p text:style-name="P2">SimpleBB</text:p>
      <text:p text:style-name="P6"/>
      <text:p text:style-name="P6"/>
      <text:p text:style-name="P4"/>
      <text:p text:style-name="P4">Version 0.0.</text:p>
      <text:p text:style-name="P3"/>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1. Basic Information<text:tab/>3</text:p>
          <text:p text:style-name="P41">2. System Modules<text:tab/>3</text:p>
          <text:p text:style-name="P41">3. Messages and Threads<text:tab/>3</text:p>
          <text:p text:style-name="P42">Message parameters<text:tab/>3</text:p>
          <text:p text:style-name="P42">Thread parameters<text:tab/>4</text:p>
          <text:p text:style-name="P41">4. Forums and Sections<text:tab/>4</text:p>
          <text:p text:style-name="P42">Forum parameters<text:tab/>4</text:p>
          <text:p text:style-name="P42">Section parameters<text:tab/>4</text:p>
          <text:p text:style-name="P41">5. Users and Roles<text:tab/>5</text:p>
          <text:p text:style-name="P42">User role list<text:tab/>5</text:p>
          <text:p text:style-name="P42">User action matrix<text:tab/>5</text:p>
          <text:p text:style-name="P41">6. Access Control Module<text:tab/>6</text:p>
          <text:p text:style-name="P42">Access control module functions<text:tab/>6</text:p>
          <text:p text:style-name="P42">User registration<text:tab/>7</text:p>
          <text:p text:style-name="P43">Step I<text:tab/>7</text:p>
          <text:p text:style-name="P43">Step II<text:tab/>7</text:p>
          <text:p text:style-name="P43">Step III<text:tab/>7</text:p>
          <text:p text:style-name="P43">Step IV<text:tab/>7</text:p>
          <text:p text:style-name="P42">Pre-registered user properties<text:tab/>8</text:p>
          <text:p text:style-name="P42">User properties<text:tab/>8</text:p>
          <text:p text:style-name="P42">Logging in<text:tab/>9</text:p>
          <text:p text:style-name="P43">Step I<text:tab/>9</text:p>
          <text:p text:style-name="P43">Step II<text:tab/>9</text:p>
          <text:p text:style-name="P43">Step III<text:tab/>9</text:p>
          <text:p text:style-name="P42">Preliminary session parameters<text:tab/>10</text:p>
          <text:p text:style-name="P42">Session parameters<text:tab/>10</text:p>
          <text:p text:style-name="P42">System settings<text:tab/>11</text:p>
          <text:p text:style-name="P41">7. SMTP Module<text:tab/>11</text:p>
          <text:p text:style-name="P42">SMTP module functions<text:tab/>11</text:p>
          <text:p text:style-name="P41">8. Captcha Module<text:tab/>11</text:p>
          <text:p text:style-name="P42">Captcha module functions<text:tab/>12</text:p>
          <text:p text:style-name="P41">9. Message Module<text:tab/>12</text:p>
          <text:p text:style-name="P42">Message module functions<text:tab/>12</text:p>
          <text:p text:style-name="P42">System settings<text:tab/>13</text:p>
          <text:p text:style-name="P41">10. Gateway Module<text:tab/>13</text:p>
          <text:p text:style-name="P42">Gateway module internal functions<text:tab/>13</text:p>
          <text:p text:style-name="P41">11. Technical characteristics<text:tab/>13</text:p>
          <text:p text:style-name="P42">Difference between phpBB and SimpleBB<text:tab/>14</text:p>
          <text:p text:style-name="P42">Scaling<text:tab/>14</text:p>
          <text:p text:style-name="P42">Logics<text:tab/>14</text:p>
          <text:p text:style-name="P42">Reliability<text:tab/>15</text:p>
          <text:p text:style-name="P42">Installation and configuration<text:tab/>15</text:p>
        </text:index-body>
      </text:table-of-content>
      <text:p text:style-name="P24"/>
      <text:h text:style-name="P35" text:outline-level="1">1. Basic Information</text:h>
      <text:p text:style-name="P24"><text:span text:style-name="T3">SimpleBB</text:span> is an internet forum engine. </text:p>
      <text:p text:style-name="P24"/>
      <text:p text:style-name="P24">The main purpose of a forum engine is to provide a programmatic way for receiving, storing and serving textual messages of forum's users. The main purpose of this engine is to provide a very simplistic alternative to a popular <text:span text:style-name="T3">phpBB</text:span> forum engine which was written in a very old <text:span text:style-name="T3">PHP</text:span> programming language.</text:p>
      <text:h text:style-name="Heading_20_1" text:outline-level="1">2. System Modules</text:h>
      <text:p text:style-name="P3">System is divided into modules which are represented by micro services. The list of modules is following.</text:p>
      <text:p text:style-name="P3"/>
      <table:table table:name="Table10" table:style-name="Table10">
        <table:table-column table:style-name="Table10.A"/>
        <table:table-column table:style-name="Table10.B"/>
        <table:table-row table:style-name="Table10.1">
          <table:table-cell table:style-name="Table10.A1" office:value-type="string">
            <text:p text:style-name="P17">Module</text:p>
          </table:table-cell>
          <table:table-cell table:style-name="Table10.B1" office:value-type="string">
            <text:p text:style-name="P17">Description</text:p>
          </table:table-cell>
        </table:table-row>
        <table:table-row table:style-name="Table10.1">
          <table:table-cell table:style-name="Table10.A2" office:value-type="string">
            <text:p text:style-name="P16">Gateway Module</text:p>
          </table:table-cell>
          <table:table-cell table:style-name="Table10.B2" office:value-type="string">
            <text:p text:style-name="P16">Accepts incoming <text:span text:style-name="T3">HTTPS</text:span> connections from clients.</text:p>
            <text:p text:style-name="P16">Dispatches tasks and makes queries to other modules.</text:p>
          </table:table-cell>
        </table:table-row>
        <table:table-row table:style-name="Table10.1">
          <table:table-cell table:style-name="Table10.A2" office:value-type="string">
            <text:p text:style-name="P16">Access Control Module</text:p>
          </table:table-cell>
          <table:table-cell table:style-name="Table10.B2" office:value-type="string">
            <text:p text:style-name="P16">Registers users and stores their parameters and properties.</text:p>
            <text:p text:style-name="P16">Manages user sessions, logs users in and out.</text:p>
            <text:p text:style-name="P16">Validates verification codes.</text:p>
          </table:table-cell>
        </table:table-row>
        <table:table-row table:style-name="Table10.1">
          <table:table-cell table:style-name="Table10.A2" office:value-type="string">
            <text:p text:style-name="P16">Message Module</text:p>
          </table:table-cell>
          <table:table-cell table:style-name="Table10.B2" office:value-type="string">
            <text:p text:style-name="P16">Provides access for reading, editing and creating of messages.</text:p>
          </table:table-cell>
        </table:table-row>
        <table:table-row table:style-name="Table10.1">
          <table:table-cell table:style-name="Table10.A2" office:value-type="string">
            <text:p text:style-name="P16">SMTP Module</text:p>
          </table:table-cell>
          <table:table-cell table:style-name="Table10.B2" office:value-type="string">
            <text:p text:style-name="P16">Sends e-mail messages. </text:p>
          </table:table-cell>
        </table:table-row>
        <table:table-row table:style-name="Table10.1">
          <table:table-cell table:style-name="Table10.A2" office:value-type="string">
            <text:p text:style-name="P16">Captcha Module</text:p>
          </table:table-cell>
          <table:table-cell table:style-name="Table10.B2" office:value-type="string">
            <text:p text:style-name="P16">Creates captchas and verifies user's answers.</text:p>
          </table:table-cell>
        </table:table-row>
      </table:table>
      <text:p text:style-name="P3"/>
      <text:p text:style-name="P12"><text:span text:style-name="T6">Modules communicate with each other using the </text:span><text:span text:style-name="T4">JSON-RPC</text:span><text:span text:style-name="T6"> protocol of version 2.0. </text:span><text:span text:style-name="T4">JSON-RPC</text:span><text:span text:style-name="T6"> protocol is a very simple and at the same time very robust protocol for </text:span><text:span text:style-name="T4">RPC</text:span><text:span text:style-name="T6"> servers. Its specification can be found on the official website: </text:span><text:a xlink:type="simple" xlink:href="https://www.jsonrpc.org/specification" text:style-name="Internet_20_link" text:visited-style-name="Visited_20_Internet_20_Link">https://www.jsonrpc.org/specification</text:a></text:p>
      <text:h text:style-name="Heading_20_1" text:outline-level="1">3. Messages and Threads</text:h>
      <text:p text:style-name="P3">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3"/>
      <text:p text:style-name="P12"><text:span text:style-name="T6">Main purpose of a message is to store message data – a textual data field which may contain plain text and additional elements encoded with a special </text:span><text:span text:style-name="T4">BB Code</text:span><text:span text:style-name="T6"> markup language, such as links to images, colourization of text and other features. Message is an atomic (i.e. not further divisible) unit to store textual information.</text:span></text:p>
      <text:h text:style-name="P38" text:outline-level="2">Message parameters</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Parameter</text:p>
          </table:table-cell>
          <table:table-cell table:style-name="Table12.A1" office:value-type="string">
            <text:p text:style-name="P17">Value Type</text:p>
          </table:table-cell>
          <table:table-cell table:style-name="Table12.C1" office:value-type="string">
            <text:p text:style-name="P17">Description</text:p>
          </table:table-cell>
        </table:table-row>
        <table:table-row table:style-name="Table12.1">
          <table:table-cell table:style-name="Table12.A2" office:value-type="string">
            <text:p text:style-name="P19">Id</text:p>
          </table:table-cell>
          <table:table-cell table:style-name="Table12.A2" office:value-type="string">
            <text:p text:style-name="P19">Integer</text:p>
          </table:table-cell>
          <table:table-cell table:style-name="Table12.C2" office:value-type="string">
            <text:p text:style-name="P19">Identifier of this message.</text:p>
          </table:table-cell>
        </table:table-row>
        <table:table-row table:style-name="Table12.1">
          <table:table-cell table:style-name="Table12.A2" office:value-type="string">
            <text:p text:style-name="P19">ThreadId</text:p>
          </table:table-cell>
          <table:table-cell table:style-name="Table12.A2" office:value-type="string">
            <text:p text:style-name="P19">Integer</text:p>
          </table:table-cell>
          <table:table-cell table:style-name="Table12.C2" office:value-type="string">
            <text:p text:style-name="P19">Identifier of a thread containing this message.</text:p>
          </table:table-cell>
        </table:table-row>
        <table:table-row table:style-name="Table12.1">
          <table:table-cell table:style-name="Table12.A2" office:value-type="string">
            <text:p text:style-name="P19">Text</text:p>
          </table:table-cell>
          <table:table-cell table:style-name="Table12.A2" office:value-type="string">
            <text:p text:style-name="P19">String</text:p>
          </table:table-cell>
          <table:table-cell table:style-name="Table12.C2" office:value-type="string">
            <text:p text:style-name="P19">Textual information of this message.</text:p>
          </table:table-cell>
        </table:table-row>
        <table:table-row table:style-name="Table12.1">
          <table:table-cell table:style-name="Table12.A2" office:value-type="string">
            <text:p text:style-name="P19">Creator.UserId</text:p>
          </table:table-cell>
          <table:table-cell table:style-name="Table12.A2" office:value-type="string">
            <text:p text:style-name="P19">Integer</text:p>
          </table:table-cell>
          <table:table-cell table:style-name="Table12.C2" office:value-type="string">
            <text:p text:style-name="P19">ID of a user who created this message.</text:p>
          </table:table-cell>
        </table:table-row>
        <table:table-row table:style-name="Table12.1">
          <table:table-cell table:style-name="Table12.A2" office:value-type="string">
            <text:p text:style-name="P16">Creator.Time</text:p>
          </table:table-cell>
          <table:table-cell table:style-name="Table12.A2" office:value-type="string">
            <text:p text:style-name="P16">Time</text:p>
          </table:table-cell>
          <table:table-cell table:style-name="Table12.C2" office:value-type="string">
            <text:p text:style-name="P16">Day and time of creation of this message.</text:p>
          </table:table-cell>
        </table:table-row>
        <table:table-row table:style-name="Table12.1">
          <table:table-cell table:style-name="Table12.A2" office:value-type="string">
            <text:p text:style-name="P19">Editor.UserId</text:p>
          </table:table-cell>
          <table:table-cell table:style-name="Table12.A2" office:value-type="string">
            <text:p text:style-name="P19">Integer</text:p>
          </table:table-cell>
          <table:table-cell table:style-name="Table12.C2" office:value-type="string">
            <text:p text:style-name="P19">ID of a last user who edited this message.</text:p>
          </table:table-cell>
        </table:table-row>
        <table:table-row table:style-name="Table12.1">
          <table:table-cell table:style-name="Table12.A2" office:value-type="string">
            <text:p text:style-name="P16">Editor.Time</text:p>
          </table:table-cell>
          <table:table-cell table:style-name="Table12.A2" office:value-type="string">
            <text:p text:style-name="P16">Time</text:p>
          </table:table-cell>
          <table:table-cell table:style-name="Table12.C2" office:value-type="string">
            <text:p text:style-name="P16">Day and time of last edit of this message.</text:p>
          </table:table-cell>
        </table:table-row>
      </table:table>
      <text:p text:style-name="P9"/>
      <text:p text:style-name="P9">Messages are stored in threads. A thread consists of a chain of several messages ordered chronologically.</text:p>
      <text:h text:style-name="P38" text:outline-level="2"><text:soft-page-break/>Thread parameters</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7">Parameter</text:p>
          </table:table-cell>
          <table:table-cell table:style-name="Table13.A1" office:value-type="string">
            <text:p text:style-name="P17">Value Type</text:p>
          </table:table-cell>
          <table:table-cell table:style-name="Table13.C1" office:value-type="string">
            <text:p text:style-name="P17">Description</text:p>
          </table:table-cell>
        </table:table-row>
        <table:table-row table:style-name="Table13.1">
          <table:table-cell table:style-name="Table13.A2" office:value-type="string">
            <text:p text:style-name="P19">Id</text:p>
          </table:table-cell>
          <table:table-cell table:style-name="Table13.A2" office:value-type="string">
            <text:p text:style-name="P19">Integer</text:p>
          </table:table-cell>
          <table:table-cell table:style-name="Table13.C2" office:value-type="string">
            <text:p text:style-name="P19">Identifier of this thread.</text:p>
          </table:table-cell>
        </table:table-row>
        <table:table-row table:style-name="Table13.1">
          <table:table-cell table:style-name="Table13.A2" office:value-type="string">
            <text:p text:style-name="P19">ForumId</text:p>
          </table:table-cell>
          <table:table-cell table:style-name="Table13.A2" office:value-type="string">
            <text:p text:style-name="P19">Integer</text:p>
          </table:table-cell>
          <table:table-cell table:style-name="Table13.C2" office:value-type="string">
            <text:p text:style-name="P19">Identifier of a forum containing this thread.</text:p>
          </table:table-cell>
        </table:table-row>
        <table:table-row table:style-name="Table13.1">
          <table:table-cell table:style-name="Table13.A2" office:value-type="string">
            <text:p text:style-name="P19">Name</text:p>
          </table:table-cell>
          <table:table-cell table:style-name="Table13.A2" office:value-type="string">
            <text:p text:style-name="P19">String</text:p>
          </table:table-cell>
          <table:table-cell table:style-name="Table13.C2" office:value-type="string">
            <text:p text:style-name="P19">Name of this thread.</text:p>
          </table:table-cell>
        </table:table-row>
        <table:table-row table:style-name="Table13.1">
          <table:table-cell table:style-name="Table13.A2" office:value-type="string">
            <text:p text:style-name="P19">Messages</text:p>
          </table:table-cell>
          <table:table-cell table:style-name="Table13.A2" office:value-type="string">
            <text:p text:style-name="P19">Integer Array</text:p>
          </table:table-cell>
          <table:table-cell table:style-name="Table13.C2" office:value-type="string">
            <text:p text:style-name="P19">List of identifiers of messages of this thread.</text:p>
          </table:table-cell>
        </table:table-row>
        <table:table-row table:style-name="Table13.6">
          <table:table-cell table:style-name="Table13.A2" office:value-type="string">
            <text:p text:style-name="P19">Creator.UserId</text:p>
          </table:table-cell>
          <table:table-cell table:style-name="Table13.A2" office:value-type="string">
            <text:p text:style-name="P19">Integer</text:p>
          </table:table-cell>
          <table:table-cell table:style-name="Table13.C2" office:value-type="string">
            <text:p text:style-name="P19">ID of a user who created this thread.</text:p>
          </table:table-cell>
        </table:table-row>
        <table:table-row table:style-name="Table13.1">
          <table:table-cell table:style-name="Table13.A2" office:value-type="string">
            <text:p text:style-name="P16">Creator.Time</text:p>
          </table:table-cell>
          <table:table-cell table:style-name="Table13.A2" office:value-type="string">
            <text:p text:style-name="P16">Time</text:p>
          </table:table-cell>
          <table:table-cell table:style-name="Table13.C2" office:value-type="string">
            <text:p text:style-name="P16">Day and time of creation of this thread.</text:p>
          </table:table-cell>
        </table:table-row>
        <table:table-row table:style-name="Table13.1">
          <table:table-cell table:style-name="Table13.A2" office:value-type="string">
            <text:p text:style-name="P19">Editor.UserId</text:p>
          </table:table-cell>
          <table:table-cell table:style-name="Table13.A2" office:value-type="string">
            <text:p text:style-name="P19">Integer</text:p>
          </table:table-cell>
          <table:table-cell table:style-name="Table13.C2" office:value-type="string">
            <text:p text:style-name="P19">ID of a last user who edited this thread.</text:p>
          </table:table-cell>
        </table:table-row>
        <table:table-row table:style-name="Table13.1">
          <table:table-cell table:style-name="Table13.A2" office:value-type="string">
            <text:p text:style-name="P16">Editor.Time</text:p>
          </table:table-cell>
          <table:table-cell table:style-name="Table13.A2" office:value-type="string">
            <text:p text:style-name="P16">Time</text:p>
          </table:table-cell>
          <table:table-cell table:style-name="Table13.C2" office:value-type="string">
            <text:p text:style-name="P16">Day and time of last edit of this thread.</text:p>
          </table:table-cell>
        </table:table-row>
      </table:table>
      <text:p text:style-name="P9"/>
      <text:h text:style-name="P34" text:outline-level="1">4. Forums and Sections</text:h>
      <text:p text:style-name="P3">Threads are stored in forums. A forum consists of several threads ordered chronologically.</text:p>
      <text:h text:style-name="P38" text:outline-level="2">Forum parameters</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Parameter</text:p>
          </table:table-cell>
          <table:table-cell table:style-name="Table14.A1" office:value-type="string">
            <text:p text:style-name="P17">Value Type</text:p>
          </table:table-cell>
          <table:table-cell table:style-name="Table14.C1" office:value-type="string">
            <text:p text:style-name="P17">Description</text:p>
          </table:table-cell>
        </table:table-row>
        <table:table-row table:style-name="Table14.1">
          <table:table-cell table:style-name="Table14.A2" office:value-type="string">
            <text:p text:style-name="P19">Id</text:p>
          </table:table-cell>
          <table:table-cell table:style-name="Table14.A2" office:value-type="string">
            <text:p text:style-name="P19">Integer</text:p>
          </table:table-cell>
          <table:table-cell table:style-name="Table14.C2" office:value-type="string">
            <text:p text:style-name="P19">Identifier of this forum.</text:p>
          </table:table-cell>
        </table:table-row>
        <table:table-row table:style-name="Table14.1">
          <table:table-cell table:style-name="Table14.A2" office:value-type="string">
            <text:p text:style-name="P19">SectionId</text:p>
          </table:table-cell>
          <table:table-cell table:style-name="Table14.A2" office:value-type="string">
            <text:p text:style-name="P19">Integer</text:p>
          </table:table-cell>
          <table:table-cell table:style-name="Table14.C2" office:value-type="string">
            <text:p text:style-name="P19">Identifier of a section containing this forum.</text:p>
          </table:table-cell>
        </table:table-row>
        <table:table-row table:style-name="Table14.1">
          <table:table-cell table:style-name="Table14.A2" office:value-type="string">
            <text:p text:style-name="P19">Name</text:p>
          </table:table-cell>
          <table:table-cell table:style-name="Table14.A2" office:value-type="string">
            <text:p text:style-name="P19">String</text:p>
          </table:table-cell>
          <table:table-cell table:style-name="Table14.C2" office:value-type="string">
            <text:p text:style-name="P19">Name of this forum.</text:p>
          </table:table-cell>
        </table:table-row>
        <table:table-row table:style-name="Table14.1">
          <table:table-cell table:style-name="Table14.A2" office:value-type="string">
            <text:p text:style-name="P19">Threads</text:p>
          </table:table-cell>
          <table:table-cell table:style-name="Table14.A2" office:value-type="string">
            <text:p text:style-name="P19">Integer Array</text:p>
          </table:table-cell>
          <table:table-cell table:style-name="Table14.C2" office:value-type="string">
            <text:p text:style-name="P19">List of identifiers of threads of this forum.</text:p>
          </table:table-cell>
        </table:table-row>
        <table:table-row table:style-name="Table14.6">
          <table:table-cell table:style-name="Table14.A2" office:value-type="string">
            <text:p text:style-name="P19">Creator.UserId</text:p>
          </table:table-cell>
          <table:table-cell table:style-name="Table14.A2" office:value-type="string">
            <text:p text:style-name="P19">Integer</text:p>
          </table:table-cell>
          <table:table-cell table:style-name="Table14.C2" office:value-type="string">
            <text:p text:style-name="P19">ID of a user who created this forum.</text:p>
          </table:table-cell>
        </table:table-row>
        <table:table-row table:style-name="Table14.1">
          <table:table-cell table:style-name="Table14.A2" office:value-type="string">
            <text:p text:style-name="P16">Creator.Time</text:p>
          </table:table-cell>
          <table:table-cell table:style-name="Table14.A2" office:value-type="string">
            <text:p text:style-name="P16">Time</text:p>
          </table:table-cell>
          <table:table-cell table:style-name="Table14.C2" office:value-type="string">
            <text:p text:style-name="P16">Day and time of creation of this forum.</text:p>
          </table:table-cell>
        </table:table-row>
        <table:table-row table:style-name="Table14.1">
          <table:table-cell table:style-name="Table14.A2" office:value-type="string">
            <text:p text:style-name="P19">Editor.UserId</text:p>
          </table:table-cell>
          <table:table-cell table:style-name="Table14.A2" office:value-type="string">
            <text:p text:style-name="P19">Integer</text:p>
          </table:table-cell>
          <table:table-cell table:style-name="Table14.C2" office:value-type="string">
            <text:p text:style-name="P19">ID of a last user who edited this forum.</text:p>
          </table:table-cell>
        </table:table-row>
        <table:table-row table:style-name="Table14.1">
          <table:table-cell table:style-name="Table14.A2" office:value-type="string">
            <text:p text:style-name="P16">Editor.Time</text:p>
          </table:table-cell>
          <table:table-cell table:style-name="Table14.A2" office:value-type="string">
            <text:p text:style-name="P16">Time</text:p>
          </table:table-cell>
          <table:table-cell table:style-name="Table14.C2" office:value-type="string">
            <text:p text:style-name="P16">Day and time of last edit of this forum.</text:p>
          </table:table-cell>
        </table:table-row>
      </table:table>
      <text:p text:style-name="P9"/>
      <text:p text:style-name="P9">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38" text:outline-level="2">Section parameters</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7">Parameter</text:p>
          </table:table-cell>
          <table:table-cell table:style-name="Table16.A1" office:value-type="string">
            <text:p text:style-name="P17">Value Type</text:p>
          </table:table-cell>
          <table:table-cell table:style-name="Table16.C1" office:value-type="string">
            <text:p text:style-name="P17">Description</text:p>
          </table:table-cell>
        </table:table-row>
        <table:table-row table:style-name="Table16.2">
          <table:table-cell table:style-name="Table16.A2" office:value-type="string">
            <text:p text:style-name="P19">Id</text:p>
          </table:table-cell>
          <table:table-cell table:style-name="Table16.A2" office:value-type="string">
            <text:p text:style-name="P19">Integer</text:p>
          </table:table-cell>
          <table:table-cell table:style-name="Table16.C2" office:value-type="string">
            <text:p text:style-name="P19">Identifier of a section.</text:p>
          </table:table-cell>
        </table:table-row>
        <table:table-row table:style-name="Table16.1">
          <table:table-cell table:style-name="Table16.A2" office:value-type="string">
            <text:p text:style-name="P19">Parent</text:p>
          </table:table-cell>
          <table:table-cell table:style-name="Table16.A2" office:value-type="string">
            <text:p text:style-name="P19">Integer</text:p>
          </table:table-cell>
          <table:table-cell table:style-name="Table16.C2" office:value-type="string">
            <text:p text:style-name="P19">Identifier of a parent section containing this section.</text:p>
          </table:table-cell>
        </table:table-row>
        <table:table-row table:style-name="Table16.1">
          <table:table-cell table:style-name="Table16.A2" office:value-type="string">
            <text:p text:style-name="P19">ChildType</text:p>
          </table:table-cell>
          <table:table-cell table:style-name="Table16.A2" office:value-type="string">
            <text:p text:style-name="P19">Integer</text:p>
          </table:table-cell>
          <table:table-cell table:style-name="Table16.C2" office:value-type="string">
            <text:p text:style-name="P19">Type of child elements: either sub-sections or forums.</text:p>
          </table:table-cell>
        </table:table-row>
        <table:table-row table:style-name="Table16.1">
          <table:table-cell table:style-name="Table16.A2" office:value-type="string">
            <text:p text:style-name="P19">Children</text:p>
          </table:table-cell>
          <table:table-cell table:style-name="Table16.A2" office:value-type="string">
            <text:p text:style-name="P19">Integer Array</text:p>
          </table:table-cell>
          <table:table-cell table:style-name="Table16.C2" office:value-type="string">
            <text:p text:style-name="P19">List of IDs of child elements (either sub-sections or forums).</text:p>
          </table:table-cell>
        </table:table-row>
        <table:table-row table:style-name="Table16.1">
          <table:table-cell table:style-name="Table16.A2" office:value-type="string">
            <text:p text:style-name="P19">Name</text:p>
          </table:table-cell>
          <table:table-cell table:style-name="Table16.A2" office:value-type="string">
            <text:p text:style-name="P19">String</text:p>
          </table:table-cell>
          <table:table-cell table:style-name="Table16.C2" office:value-type="string">
            <text:p text:style-name="P19">Name of this section.</text:p>
          </table:table-cell>
        </table:table-row>
        <table:table-row table:style-name="Table16.7">
          <table:table-cell table:style-name="Table16.A2" office:value-type="string">
            <text:p text:style-name="P19">Creator.UserId</text:p>
          </table:table-cell>
          <table:table-cell table:style-name="Table16.A2" office:value-type="string">
            <text:p text:style-name="P19">Integer</text:p>
          </table:table-cell>
          <table:table-cell table:style-name="Table16.C2" office:value-type="string">
            <text:p text:style-name="P19">ID of a user who created this forum.</text:p>
          </table:table-cell>
        </table:table-row>
        <table:table-row table:style-name="Table16.1">
          <table:table-cell table:style-name="Table16.A2" office:value-type="string">
            <text:p text:style-name="P16">Creator.Time</text:p>
          </table:table-cell>
          <table:table-cell table:style-name="Table16.A2" office:value-type="string">
            <text:p text:style-name="P16">Time</text:p>
          </table:table-cell>
          <table:table-cell table:style-name="Table16.C2" office:value-type="string">
            <text:p text:style-name="P16">Day and time of creation of this forum.</text:p>
          </table:table-cell>
        </table:table-row>
        <table:table-row table:style-name="Table16.1">
          <table:table-cell table:style-name="Table16.A2" office:value-type="string">
            <text:p text:style-name="P19">Editor.UserId</text:p>
          </table:table-cell>
          <table:table-cell table:style-name="Table16.A2" office:value-type="string">
            <text:p text:style-name="P19">Integer</text:p>
          </table:table-cell>
          <table:table-cell table:style-name="Table16.C2" office:value-type="string">
            <text:p text:style-name="P19">ID of a last user who edited this forum.</text:p>
          </table:table-cell>
        </table:table-row>
        <table:table-row table:style-name="Table16.1">
          <table:table-cell table:style-name="Table16.A2" office:value-type="string">
            <text:p text:style-name="P16">Editor.Time</text:p>
          </table:table-cell>
          <table:table-cell table:style-name="Table16.A2" office:value-type="string">
            <text:p text:style-name="P16">Time</text:p>
          </table:table-cell>
          <table:table-cell table:style-name="Table16.C2" office:value-type="string">
            <text:p text:style-name="P16">Day and time of last edit of this forum.</text:p>
          </table:table-cell>
        </table:table-row>
      </table:table>
      <text:p text:style-name="P9"/>
      <text:h text:style-name="P34" text:outline-level="1"><text:soft-page-break/>5. Users and Roles</text:h>
      <text:p text:style-name="Standard"><text:span text:style-name="T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0">Reader</text:span></text:span><text:span text:style-name="T9">. Unregistered or unapproved users do not have the </text:span><text:span text:style-name="User_20_Role"><text:span text:style-name="T10">Reader</text:span></text:span><text:span text:style-name="T9"> role. List of possible user roles is described below.</text:span></text:p>
      <text:h text:style-name="P38" text:outline-level="2">User role list</text:h>
      <table:table table:name="Table1" table:style-name="Table1">
        <table:table-column table:style-name="Table1.A"/>
        <table:table-column table:style-name="Table1.B"/>
        <table:table-row table:style-name="Table1.1">
          <table:table-cell table:style-name="Table1.A1" office:value-type="string">
            <text:p text:style-name="P7">User Role</text:p>
          </table:table-cell>
          <table:table-cell table:style-name="Table1.B1" office:value-type="string">
            <text:p text:style-name="P10">Description</text:p>
          </table:table-cell>
        </table:table-row>
        <table:table-row table:style-name="Table1.1">
          <table:table-cell table:style-name="Table1.A2" office:value-type="string">
            <text:p text:style-name="P15"><text:span text:style-name="User_20_Role"><text:span text:style-name="T9">Administrator</text:span></text:span></text:p>
          </table:table-cell>
          <table:table-cell table:style-name="Table1.B2" office:value-type="string">
            <text:p text:style-name="P16">Can create, edit, move and delete sections.</text:p>
            <text:p text:style-name="P16">Can create, edit, move and delete forums.</text:p>
            <text:p text:style-name="P16">Can edit, move and delete threads.</text:p>
            <text:p text:style-name="P16">Can move and delete messages.</text:p>
            <text:p text:style-name="P16">Can view user parameters and set user roles.</text:p>
          </table:table-cell>
        </table:table-row>
        <table:table-row table:style-name="Table1.1">
          <table:table-cell table:style-name="Table1.A2" office:value-type="string">
            <text:p text:style-name="P15"><text:span text:style-name="User_20_Role"><text:span text:style-name="T9">Moderator</text:span></text:span></text:p>
          </table:table-cell>
          <table:table-cell table:style-name="Table1.B2" office:value-type="string">
            <text:p text:style-name="P16">Can edit messages.</text:p>
            <text:p text:style-name="P16">Can ban and unban users.</text:p>
          </table:table-cell>
        </table:table-row>
        <table:table-row table:style-name="Table1.1">
          <table:table-cell table:style-name="Table1.A2" office:value-type="string">
            <text:p text:style-name="P15"><text:span text:style-name="User_20_Role"><text:span text:style-name="T9">Author</text:span></text:span></text:p>
          </table:table-cell>
          <table:table-cell table:style-name="Table1.B2" office:value-type="string">
            <text:p text:style-name="P16">Can create new threads.</text:p>
          </table:table-cell>
        </table:table-row>
        <table:table-row table:style-name="Table1.1">
          <table:table-cell table:style-name="Table1.A2" office:value-type="string">
            <text:p text:style-name="P15"><text:span text:style-name="User_20_Role"><text:span text:style-name="T9">Writer</text:span></text:span></text:p>
          </table:table-cell>
          <table:table-cell table:style-name="Table1.B2" office:value-type="string">
            <text:p text:style-name="P16">Can add new messages into a thread.</text:p>
            <text:p text:style-name="P16">Can edit its own messages when they are not too old.</text:p>
          </table:table-cell>
        </table:table-row>
        <table:table-row table:style-name="Table1.1">
          <table:table-cell table:style-name="Table1.A2" office:value-type="string">
            <text:p text:style-name="P15"><text:span text:style-name="User_20_Role"><text:span text:style-name="T9">Reader</text:span></text:span></text:p>
          </table:table-cell>
          <table:table-cell table:style-name="Table1.B2" office:value-type="string">
            <text:p text:style-name="P16">Can read sections, forums, threads and messages.</text:p>
          </table:table-cell>
        </table:table-row>
        <table:table-row table:style-name="Table1.1">
          <table:table-cell table:style-name="Table1.A2" office:value-type="string">
            <text:p text:style-name="P14">Logged user</text:p>
          </table:table-cell>
          <table:table-cell table:style-name="Table1.B2" office:value-type="string">
            <text:p text:style-name="P16">Can view logged users, user's log status.</text:p>
            <text:p text:style-name="P16">Can view user's roles.</text:p>
          </table:table-cell>
        </table:table-row>
      </table:table>
      <text:h text:style-name="P38" text:outline-level="2">User action matrix</text:h>
      <text:p text:style-name="P3">The following matrix describes which activities are allowed and forbidden for separate user roles.</text:p>
      <text:p text:style-name="Standard"><text:span text:style-name="T13">Meaning: </text:span><text:span text:style-name="Yes"><text:span text:style-name="T9">O</text:span></text:span><text:span text:style-name="T9"> = action is allowed (can), - = action is not defined (can not).</text:span></text:p>
      <text:p text:style-name="P3"/>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7">Category</text:p>
          </table:table-cell>
          <table:table-cell table:style-name="Table2.A1" office:value-type="string">
            <text:p text:style-name="P17">Action</text:p>
          </table:table-cell>
          <table:table-cell table:style-name="Table2.A1" office:value-type="string">
            <text:p text:style-name="P21"><text:span text:style-name="User_20_Role"><text:span text:style-name="T9">Administrator</text:span></text:span></text:p>
          </table:table-cell>
          <table:table-cell table:style-name="Table2.A1" office:value-type="string">
            <text:p text:style-name="P21"><text:span text:style-name="User_20_Role"><text:span text:style-name="T9">Moderator</text:span></text:span></text:p>
          </table:table-cell>
          <table:table-cell table:style-name="Table2.A1" office:value-type="string">
            <text:p text:style-name="P21"><text:span text:style-name="User_20_Role"><text:span text:style-name="T9">Author</text:span></text:span></text:p>
          </table:table-cell>
          <table:table-cell table:style-name="Table2.A1" office:value-type="string">
            <text:p text:style-name="P21"><text:span text:style-name="User_20_Role"><text:span text:style-name="T9">Writer</text:span></text:span></text:p>
          </table:table-cell>
          <table:table-cell table:style-name="Table2.A1" office:value-type="string">
            <text:p text:style-name="P21"><text:span text:style-name="User_20_Role"><text:span text:style-name="T9">Reader</text:span></text:span></text:p>
          </table:table-cell>
          <table:table-cell table:style-name="Table2.H1" office:value-type="string">
            <text:p text:style-name="P21">Logged user</text:p>
          </table:table-cell>
        </table:table-row>
        <table:table-row table:style-name="Table2.1">
          <table:table-cell table:style-name="Table2.A2" table:number-rows-spanned="5" office:value-type="string">
            <text:p text:style-name="P16">Section</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Forum</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Thread</text:p>
          </table:table-cell>
          <table:table-cell table:style-name="Table2.A2" office:value-type="string">
            <text:p text:style-name="P16">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3">Message</text:p>
          </table:table-cell>
          <table:table-cell table:style-name="Table2.A2" office:value-type="string">
            <text:p text:style-name="P20">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20">Edit (change text)</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1"><text:span text:style-name="Yes">O</text:span><text:span text:style-name="Yes"><text:span text:style-name="T19">*</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4"><text:span text:style-name="Yes">O</text:span></text:p>
          </table:table-cell>
          <table:table-cell table:style-name="Table2.A2" office:value-type="string">
            <text:p text:style-name="P18"><text:span text:style-name="Yes"><text:span text:style-name="T18">-</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7" office:value-type="string">
            <text:p text:style-name="P16">User</text:p>
          </table:table-cell>
          <table:table-cell table:style-name="Table2.A2" office:value-type="string">
            <text:p text:style-name="P16">View list of logged user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logged statu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role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parameter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Set user role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Un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
      <text:p text:style-name="P3"/>
      <text:p text:style-name="P10">Notes:</text:p>
      <text:p text:style-name="Standard"><text:span text:style-name="T9"><text:tab/>* – </text:span><text:span text:style-name="User_20_Role"><text:span text:style-name="T12">Writer</text:span></text:span><text:span text:style-name="T9"> can edit only its own messages and only for a specified period of time.</text:span></text:p>
      <text:h text:style-name="P34" text:outline-level="1">6. Access Control Module</text:h>
      <text:p text:style-name="P3">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3"/>
      <text:p text:style-name="P3">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3"/>
      <text:p text:style-name="P3">Access Control Module provides following functionality.</text:p>
      <text:h text:style-name="P38" text:outline-level="2">Access control module function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C</text:p>
          </table:table-cell>
          <table:table-cell table:style-name="Table5.A1" office:value-type="string">
            <text:p text:style-name="P17">Function</text:p>
          </table:table-cell>
          <table:table-cell table:style-name="Table5.C1" office:value-type="string">
            <text:p text:style-name="P17">Description</text:p>
          </table:table-cell>
        </table:table-row>
        <table:table-row table:style-name="Table5.1">
          <table:table-cell table:style-name="Table5.A2" office:value-type="string">
            <text:p text:style-name="P16">P</text:p>
          </table:table-cell>
          <table:table-cell table:style-name="Table5.A2" office:value-type="string">
            <text:p text:style-name="P16">Ping</text:p>
          </table:table-cell>
          <table:table-cell table:style-name="Table5.C2" office:value-type="string">
            <text:p text:style-name="P16">Service liveness.</text:p>
          </table:table-cell>
        </table:table-row>
        <table:table-row table:style-name="Table5.1">
          <table:table-cell table:style-name="Table5.A2" table:number-rows-spanned="2" office:value-type="string">
            <text:p text:style-name="P16">R</text:p>
          </table:table-cell>
          <table:table-cell table:style-name="Table5.A2" office:value-type="string">
            <text:p text:style-name="P16">RegisterUser</text:p>
          </table:table-cell>
          <table:table-cell table:style-name="Table5.C2" office:value-type="string">
            <text:p text:style-name="P16">User registration.</text:p>
          </table:table-cell>
        </table:table-row>
        <table:table-row table:style-name="Table5.1">
          <table:covered-table-cell/>
          <table:table-cell table:style-name="Table5.A2" office:value-type="string">
            <text:p text:style-name="P16">ApproveAndRegisterUser</text:p>
          </table:table-cell>
          <table:table-cell table:style-name="Table5.C2" office:value-type="string">
            <text:p text:style-name="P16">User approval and registration. For administrators only.</text:p>
          </table:table-cell>
        </table:table-row>
        <table:table-row table:style-name="Table5.1">
          <table:table-cell table:style-name="Table5.A2" table:number-rows-spanned="4" office:value-type="string">
            <text:p text:style-name="P16">L</text:p>
          </table:table-cell>
          <table:table-cell table:style-name="Table5.A2" office:value-type="string">
            <text:p text:style-name="P16">LogUserIn</text:p>
          </table:table-cell>
          <table:table-cell table:style-name="Table5.C2" office:value-type="string">
            <text:p text:style-name="P16">Logs the user into the system.</text:p>
          </table:table-cell>
        </table:table-row>
        <table:table-row table:style-name="Table5.1">
          <table:covered-table-cell/>
          <table:table-cell table:style-name="Table5.A2" office:value-type="string">
            <text:p text:style-name="P16">LogUserOut</text:p>
          </table:table-cell>
          <table:table-cell table:style-name="Table5.C2" office:value-type="string">
            <text:p text:style-name="P16">Logs the user out of the system.</text:p>
          </table:table-cell>
        </table:table-row>
        <table:table-row table:style-name="Table5.1">
          <table:covered-table-cell/>
          <table:table-cell table:style-name="Table5.A2" office:value-type="string">
            <text:p text:style-name="P16">GetListOfLoggedUsers</text:p>
          </table:table-cell>
          <table:table-cell table:style-name="Table5.C2" office:value-type="string">
            <text:p text:style-name="P16">Shows a list of users who are currently logged into the system.</text:p>
          </table:table-cell>
        </table:table-row>
        <table:table-row table:style-name="Table5.1">
          <table:covered-table-cell/>
          <table:table-cell table:style-name="Table5.A2" office:value-type="string">
            <text:p text:style-name="P20">IsUserLoggedIn</text:p>
          </table:table-cell>
          <table:table-cell table:style-name="Table5.C2" office:value-type="string">
            <text:p text:style-name="P16">Checks whether the specified user is logged in or not.</text:p>
          </table:table-cell>
        </table:table-row>
        <table:table-row table:style-name="Table5.1">
          <table:table-cell table:style-name="Table5.A2" table:number-rows-spanned="6" office:value-type="string">
            <text:p text:style-name="P16">P</text:p>
          </table:table-cell>
          <table:table-cell table:style-name="Table5.A2" office:value-type="string">
            <text:p text:style-name="P16">GetUserRoles</text:p>
          </table:table-cell>
          <table:table-cell table:style-name="Table5.C2" office:value-type="string">
            <text:p text:style-name="P16">Returns a list of user's roles.</text:p>
          </table:table-cell>
        </table:table-row>
        <table:table-row table:style-name="Table5.1">
          <table:covered-table-cell/>
          <table:table-cell table:style-name="Table5.A2" office:value-type="string">
            <text:p text:style-name="P16">ViewUserParameters</text:p>
          </table:table-cell>
          <table:table-cell table:style-name="Table5.C2" office:value-type="string">
            <text:p text:style-name="P16">Returns parameters of a user excluding those ones which are never shown.</text:p>
          </table:table-cell>
        </table:table-row>
        <table:table-row table:style-name="Table5.1">
          <table:covered-table-cell/>
          <table:table-cell table:style-name="Table5.A2" office:value-type="string">
            <text:p text:style-name="P16">SetUserRoleAuthor</text:p>
          </table:table-cell>
          <table:table-cell table:style-name="Table5.C2" office:value-type="string">
            <text:p text:style-name="P16">Changes user's <text:span text:style-name="T3">IsAuthor</text:span> parameter.</text:p>
          </table:table-cell>
        </table:table-row>
        <table:table-row table:style-name="Table5.1">
          <table:covered-table-cell/>
          <table:table-cell table:style-name="Table5.A2" office:value-type="string">
            <text:p text:style-name="P16">SetUserRoleWriter</text:p>
          </table:table-cell>
          <table:table-cell table:style-name="Table5.C2" office:value-type="string">
            <text:p text:style-name="P16">Changes user's <text:span text:style-name="T3">IsWriter</text:span> parameter.</text:p>
          </table:table-cell>
        </table:table-row>
        <table:table-row table:style-name="Table5.1">
          <table:covered-table-cell/>
          <table:table-cell table:style-name="Table5.A2" office:value-type="string">
            <text:p text:style-name="P16">SetUserRoleReader</text:p>
          </table:table-cell>
          <table:table-cell table:style-name="Table5.C2" office:value-type="string">
            <text:p text:style-name="P16">Changes user's <text:span text:style-name="T3">IsReader</text:span> parameter.</text:p>
          </table:table-cell>
        </table:table-row>
        <table:table-row table:style-name="Table5.1">
          <table:covered-table-cell/>
          <table:table-cell table:style-name="Table5.A2" office:value-type="string">
            <text:p text:style-name="P16">GetSelfRoles</text:p>
          </table:table-cell>
          <table:table-cell table:style-name="Table5.C2" office:value-type="string">
            <text:p text:style-name="P16">Returns roles of the current user.</text:p>
          </table:table-cell>
        </table:table-row>
        <text:soft-page-break/>
        <table:table-row table:style-name="Table5.1">
          <table:table-cell table:style-name="Table5.A2" table:number-rows-spanned="2" office:value-type="string">
            <text:p text:style-name="P16">B</text:p>
          </table:table-cell>
          <table:table-cell table:style-name="Table5.A2" office:value-type="string">
            <text:p text:style-name="P16">BanUser</text:p>
          </table:table-cell>
          <table:table-cell table:style-name="Table5.C2" office:value-type="string">
            <text:p text:style-name="P16">Bans a user.</text:p>
          </table:table-cell>
        </table:table-row>
        <table:table-row table:style-name="Table5.1">
          <table:covered-table-cell/>
          <table:table-cell table:style-name="Table5.A2" office:value-type="string">
            <text:p text:style-name="P16">UnbanUser</text:p>
          </table:table-cell>
          <table:table-cell table:style-name="Table5.C2" office:value-type="string">
            <text:p text:style-name="P16">Unbans a user.</text:p>
          </table:table-cell>
        </table:table-row>
        <table:table-row table:style-name="Table5.1">
          <table:table-cell table:style-name="Table5.A2" table:number-rows-spanned="2" office:value-type="string">
            <text:p text:style-name="P16">O</text:p>
          </table:table-cell>
          <table:table-cell table:style-name="Table5.A2" office:value-type="string">
            <text:p text:style-name="P16">ShowDiagnosticData</text:p>
          </table:table-cell>
          <table:table-cell table:style-name="Table5.C2" office:value-type="string">
            <text:p text:style-name="P16">Shows diagnostic information.</text:p>
          </table:table-cell>
        </table:table-row>
        <table:table-row table:style-name="Table5.1">
          <table:covered-table-cell/>
          <table:table-cell table:style-name="Table5.A2" office:value-type="string">
            <text:p text:style-name="P16">Test*</text:p>
          </table:table-cell>
          <table:table-cell table:style-name="Table5.C2" office:value-type="string">
            <text:p text:style-name="P16">Performs a test.</text:p>
          </table:table-cell>
        </table:table-row>
      </table:table>
      <text:p text:style-name="P3"/>
      <text:p text:style-name="P3">[*] – Function is available only in debug mode.</text:p>
      <text:p text:style-name="P3"/>
      <text:p text:style-name="P3">Every user of a forum starts using the system with registration which is briefly described below.</text:p>
      <text:h text:style-name="P38" text:outline-level="2">User registration</text:h>
      <text:p text:style-name="P23">The process of user registration consists of several steps. Some of the steps can be skipped if related system settings are disabled. The full list of steps of the process is described below.</text:p>
      <text:h text:style-name="Heading_20_3" text:outline-level="3">Step I</text:h>
      <text:list xml:id="list6291093899797261865" text:style-name="L1">
        <text:list-item>
          <text:p text:style-name="P44">A client tells the system that it wants to register itself – <text:span text:style-name="T3">RegisterUser</text:span> function of the ACM.</text:p>
        </text:list-item>
        <text:list-item>
          <text:p text:style-name="P44">ACM adds a new user to a list of pre-registered users if the specified e-mail address is not already used in the system. <text:span text:style-name="T3">PreRegTime</text:span> and <text:span text:style-name="T3">Email</text:span> parameters of a user are set.</text:p>
        </text:list-item>
        <text:list-item>
          <text:p text:style-name="P44">ACM sends an e-mail message to the specified e-mail address containing a verification code with the link, which the client should visit. <text:span text:style-name="T3">VerificationCode</text:span> parameter of a user is set.</text:p>
        </text:list-item>
      </text:list>
      <text:h text:style-name="Heading_20_3" text:outline-level="3">Step II</text:h>
      <text:list xml:id="list8676413830390868806" text:style-name="L2">
        <text:list-item>
          <text:p text:style-name="P47"><text:span text:style-name="T9">A client visits a link which approves client's e-mail address – </text:span><text:span text:style-name="T14">RegisterUser</text:span><text:span text:style-name="T9"> function of the ACM. ACM marks the user's e-mail address as verified – </text:span><text:span text:style-name="T14">IsEmailApproved</text:span><text:span text:style-name="T9"> parameter of a user is set. If a client sends </text:span><text:span text:style-name="T9">a wrong verification code, this means, it is trying to hack it and we must delete this user from the list of pre-registered users.</text:span></text:p>
        </text:list-item>
      </text:list>
      <text:h text:style-name="Heading_20_3" text:outline-level="3">Step III</text:h>
      <text:list xml:id="list1132900900589154121" text:style-name="L3">
        <text:list-item>
          <text:p text:style-name="P48"><text:span text:style-name="T9">The system asks the user for other parameters – </text:span><text:span text:style-name="T14">Name</text:span><text:span text:style-name="T9">, </text:span><text:span text:style-name="T14">Password</text:span><text:span text:style-name="T9">, etc. – </text:span><text:span text:style-name="T14">RegisterUser </text:span><text:span text:style-name="T9">function of the ACM. ACM sets </text:span><text:span text:style-name="T14">Name</text:span><text:span text:style-name="T9"> and </text:span><text:span text:style-name="T14">Password</text:span><text:span text:style-name="T9"> parameters of a user.</text:span></text:p>
        </text:list-item>
      </text:list>
      <text:h text:style-name="Heading_20_3" text:outline-level="3">Step IV</text:h>
      <text:list xml:id="list7382799208813233319" text:style-name="L4">
        <text:list-item>
          <text:p text:style-name="P49"><text:span text:style-name="T9">Administrator manually approves the user if needed – </text:span><text:span text:style-name="T14">ApproveAndRegisterUser</text:span><text:span text:style-name="T9"> function of the ACM. This behaviour is configurable. </text:span><text:span text:style-name="T14">IsApproved</text:span><text:span text:style-name="T9"> and </text:span><text:span text:style-name="T14">ApprovalTime</text:span><text:span text:style-name="T9"> parameters of a user are set.</text:span></text:p>
        </text:list-item>
      </text:list>
      <text:list xml:id="list40376944" text:continue-list="list1132900900589154121" text:style-name="L3">
        <text:list-item>
          <text:p text:style-name="P48"><text:span text:style-name="T9">A user becomes registered – it is deleted from the list of pre-registered users and is added into the list of </text:span><text:span text:style-name="T9">registered users. User's </text:span><text:span text:style-name="T14">CanLogIn</text:span><text:span text:style-name="T9"> property becomes </text:span><text:span text:style-name="T14">True</text:span><text:span text:style-name="T16"> and </text:span><text:span text:style-name="T14">RegTime</text:span><text:span text:style-name="T16"> parameter is set. User also becomes a reader – </text:span><text:span text:style-name="T14">IsReader</text:span><text:span text:style-name="T16"> property is set. The </text:span><text:span text:style-name="T14">Id</text:span><text:span text:style-name="T16"> property of a user is automatically assigned by the system.</text:span></text:p>
        </text:list-item>
      </text:list>
      <text:p text:style-name="P26">Notes</text:p>
      <text:list xml:id="list5173907797424784918" text:style-name="L5">
        <text:list-item>
          <text:p text:style-name="P50"><text:span text:style-name="T17">Users who have not verified their e-mail address for a set period of time (since the time set in the </text:span><text:span text:style-name="T15">PreRegTime</text:span><text:span text:style-name="T17"> property) are deleted from the list of pre-registered users. A dedicated mechanism of the system periodically reads the list of pre-registered users and searches for such abandoned records.</text:span></text:p>
        </text:list-item>
        <text:list-item>
          <text:p text:style-name="P45">All the incidents are registered in an Incidents Table. Examples of incident types: duplicate registration using an existing e-mail address, etc.</text:p>
        </text:list-item>
        <text:list-item>
          <text:p text:style-name="P45">Each step should break if a client is already logged in.</text:p>
        </text:list-item>
      </text:list>
      <text:h text:style-name="P38" text:outline-level="2"><text:soft-page-break/>Pre-registered user properties</text:h>
      <text:p text:style-name="P3">Following user properties are temporarily used for pre-registered users.</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7">Property</text:p>
          </table:table-cell>
          <table:table-cell table:style-name="Table11.A1" office:value-type="string">
            <text:p text:style-name="P17">Value Type</text:p>
          </table:table-cell>
          <table:table-cell table:style-name="Table11.C1" office:value-type="string">
            <text:p text:style-name="P17">Description</text:p>
          </table:table-cell>
        </table:table-row>
        <table:table-row table:style-name="Table11.1">
          <table:table-cell table:style-name="Table11.A2" office:value-type="string">
            <text:p text:style-name="P16">Id</text:p>
          </table:table-cell>
          <table:table-cell table:style-name="Table11.A2" office:value-type="string">
            <text:p text:style-name="P16">Integer</text:p>
          </table:table-cell>
          <table:table-cell table:style-name="Table11.C2" office:value-type="string">
            <text:p text:style-name="P16">Identifier of a user.</text:p>
          </table:table-cell>
        </table:table-row>
        <table:table-row table:style-name="Table11.1">
          <table:table-cell table:style-name="Table11.A2" office:value-type="string">
            <text:p text:style-name="P16">PreRegTime</text:p>
          </table:table-cell>
          <table:table-cell table:style-name="Table11.A2" office:value-type="string">
            <text:p text:style-name="P16">Time</text:p>
          </table:table-cell>
          <table:table-cell table:style-name="Table11.C2" office:value-type="string">
            <text:p text:style-name="P16">Day and time of pre-registration in the system.</text:p>
          </table:table-cell>
        </table:table-row>
        <table:table-row table:style-name="Table11.1">
          <table:table-cell table:style-name="Table11.A2" office:value-type="string">
            <text:p text:style-name="P16">Email</text:p>
          </table:table-cell>
          <table:table-cell table:style-name="Table11.A2" office:value-type="string">
            <text:p text:style-name="P16">String</text:p>
          </table:table-cell>
          <table:table-cell table:style-name="Table11.C2" office:value-type="string">
            <text:p text:style-name="P16">E-mail address of a user.</text:p>
          </table:table-cell>
        </table:table-row>
        <table:table-row table:style-name="Table11.1">
          <table:table-cell table:style-name="Table11.A2" office:value-type="string">
            <text:p text:style-name="P16">VerificationCode</text:p>
          </table:table-cell>
          <table:table-cell table:style-name="Table11.A2" office:value-type="string">
            <text:p text:style-name="P16">String</text:p>
          </table:table-cell>
          <table:table-cell table:style-name="Table11.C2" office:value-type="string">
            <text:p text:style-name="P16">A verification code, sent to the user.</text:p>
          </table:table-cell>
        </table:table-row>
        <table:table-row table:style-name="Table11.1">
          <table:table-cell table:style-name="Table11.A2" office:value-type="string">
            <text:p text:style-name="P16">IsEmailApproved</text:p>
          </table:table-cell>
          <table:table-cell table:style-name="Table11.A2" office:value-type="string">
            <text:p text:style-name="P16">Boolean</text:p>
          </table:table-cell>
          <table:table-cell table:style-name="Table11.C2" office:value-type="string">
            <text:p text:style-name="P16"><text:span text:style-name="T3">True</text:span> for an approved e-mail address, <text:span text:style-name="T3">False</text:span> otherwise.</text:p>
          </table:table-cell>
        </table:table-row>
        <table:table-row table:style-name="Table11.1">
          <table:table-cell table:style-name="Table11.A2" office:value-type="string">
            <text:p text:style-name="P16">Name</text:p>
          </table:table-cell>
          <table:table-cell table:style-name="Table11.A2" office:value-type="string">
            <text:p text:style-name="P16">String</text:p>
          </table:table-cell>
          <table:table-cell table:style-name="Table11.C2" office:value-type="string">
            <text:p text:style-name="P16">Public name or nickname visible to other users.</text:p>
          </table:table-cell>
        </table:table-row>
        <table:table-row table:style-name="Table11.1">
          <table:table-cell table:style-name="Table11.A2" office:value-type="string">
            <text:p text:style-name="P16">Password</text:p>
          </table:table-cell>
          <table:table-cell table:style-name="Table11.A2" office:value-type="string">
            <text:p text:style-name="P16">String</text:p>
          </table:table-cell>
          <table:table-cell table:style-name="Table11.C2" office:value-type="string">
            <text:p text:style-name="P16">Password. This field is <text:span text:style-name="T8">never</text:span> shown to clients.</text:p>
          </table:table-cell>
        </table:table-row>
        <table:table-row table:style-name="Table11.1">
          <table:table-cell table:style-name="Table11.A2" office:value-type="string">
            <text:p text:style-name="P16">IsApproved</text:p>
          </table:table-cell>
          <table:table-cell table:style-name="Table11.A2" office:value-type="string">
            <text:p text:style-name="P16">Boolean</text:p>
          </table:table-cell>
          <table:table-cell table:style-name="Table11.C2" office:value-type="string">
            <text:p text:style-name="P16"><text:span text:style-name="T3">True</text:span> for an approved user, <text:span text:style-name="T3">False</text:span> otherwise.</text:p>
          </table:table-cell>
        </table:table-row>
        <table:table-row table:style-name="Table11.1">
          <table:table-cell table:style-name="Table11.A2" office:value-type="string">
            <text:p text:style-name="P16">ApprovalTime</text:p>
          </table:table-cell>
          <table:table-cell table:style-name="Table11.A2" office:value-type="string">
            <text:p text:style-name="P16">Time</text:p>
          </table:table-cell>
          <table:table-cell table:style-name="Table11.C2" office:value-type="string">
            <text:p text:style-name="P16">Day and time of the approval.</text:p>
          </table:table-cell>
        </table:table-row>
      </table:table>
      <text:p text:style-name="Standard"/>
      <text:h text:style-name="P38" text:outline-level="2">User properties</text:h>
      <text:p text:style-name="P3">Properties of a user are following.</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Property</text:p>
          </table:table-cell>
          <table:table-cell table:style-name="Table3.A1" office:value-type="string">
            <text:p text:style-name="P17">Value Type</text:p>
          </table:table-cell>
          <table:table-cell table:style-name="Table3.C1" office:value-type="string">
            <text:p text:style-name="P17">Description</text:p>
          </table:table-cell>
        </table:table-row>
        <table:table-row table:style-name="Table3.1">
          <table:table-cell table:style-name="Table3.A2" office:value-type="string">
            <text:p text:style-name="P16">Id</text:p>
          </table:table-cell>
          <table:table-cell table:style-name="Table3.A2" office:value-type="string">
            <text:p text:style-name="P16">Integer</text:p>
          </table:table-cell>
          <table:table-cell table:style-name="Table3.C2" office:value-type="string">
            <text:p text:style-name="P16">Identifier of a user.</text:p>
          </table:table-cell>
        </table:table-row>
        <table:table-row table:style-name="Table3.1">
          <table:table-cell table:style-name="Table3.A2" office:value-type="string">
            <text:p text:style-name="P16">PreRegTime</text:p>
          </table:table-cell>
          <table:table-cell table:style-name="Table3.A2" office:value-type="string">
            <text:p text:style-name="P16">Time</text:p>
          </table:table-cell>
          <table:table-cell table:style-name="Table3.C2" office:value-type="string">
            <text:p text:style-name="P16">Day and time of pre-registration in the system.</text:p>
          </table:table-cell>
        </table:table-row>
        <table:table-row table:style-name="Table3.1">
          <table:table-cell table:style-name="Table3.A2" office:value-type="string">
            <text:p text:style-name="P16">Email</text:p>
          </table:table-cell>
          <table:table-cell table:style-name="Table3.A2" office:value-type="string">
            <text:p text:style-name="P16">String</text:p>
          </table:table-cell>
          <table:table-cell table:style-name="Table3.C2" office:value-type="string">
            <text:p text:style-name="P16">E-mail address of a user.</text:p>
          </table:table-cell>
        </table:table-row>
        <table:table-row table:style-name="Table3.1">
          <table:table-cell table:style-name="Table3.A2" office:value-type="string">
            <text:p text:style-name="P16">Name</text:p>
          </table:table-cell>
          <table:table-cell table:style-name="Table3.A2" office:value-type="string">
            <text:p text:style-name="P16">String</text:p>
          </table:table-cell>
          <table:table-cell table:style-name="Table3.C2" office:value-type="string">
            <text:p text:style-name="P16">Public name or nickname visible to other users.</text:p>
          </table:table-cell>
        </table:table-row>
        <table:table-row table:style-name="Table3.1">
          <table:table-cell table:style-name="Table3.A2" office:value-type="string">
            <text:p text:style-name="P16">Password</text:p>
          </table:table-cell>
          <table:table-cell table:style-name="Table3.A2" office:value-type="string">
            <text:p text:style-name="P16">String</text:p>
          </table:table-cell>
          <table:table-cell table:style-name="Table3.C2" office:value-type="string">
            <text:p text:style-name="P16">Password. This field is <text:span text:style-name="T8">never</text:span> shown to clients.</text:p>
          </table:table-cell>
        </table:table-row>
        <table:table-row table:style-name="Table3.1">
          <table:table-cell table:style-name="Table3.A2" office:value-type="string">
            <text:p text:style-name="P16">ApprovalTime</text:p>
          </table:table-cell>
          <table:table-cell table:style-name="Table3.A2" office:value-type="string">
            <text:p text:style-name="P16">Time</text:p>
          </table:table-cell>
          <table:table-cell table:style-name="Table3.C2" office:value-type="string">
            <text:p text:style-name="P16">Day and time of the approval.</text:p>
          </table:table-cell>
        </table:table-row>
        <table:table-row table:style-name="Table3.1">
          <table:table-cell table:style-name="Table3.A2" office:value-type="string">
            <text:p text:style-name="P16">RegTime</text:p>
          </table:table-cell>
          <table:table-cell table:style-name="Table3.A2" office:value-type="string">
            <text:p text:style-name="P16">Time</text:p>
          </table:table-cell>
          <table:table-cell table:style-name="Table3.C2" office:value-type="string">
            <text:p text:style-name="P16">Day and time of registration in the system.</text:p>
          </table:table-cell>
        </table:table-row>
        <table:table-row table:style-name="Table3.1">
          <table:table-cell table:style-name="Table3.A2" office:value-type="string">
            <text:p text:style-name="P16">IsAdminist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dministrator</text:span></text:span><text:span text:style-name="T9"> role.</text:span></text:p>
          </table:table-cell>
        </table:table-row>
        <table:table-row table:style-name="Table3.1">
          <table:table-cell table:style-name="Table3.A2" office:value-type="string">
            <text:p text:style-name="P16">IsMode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Moderator</text:span></text:span><text:span text:style-name="T9"> role.</text:span></text:p>
          </table:table-cell>
        </table:table-row>
        <table:table-row table:style-name="Table3.1">
          <table:table-cell table:style-name="Table3.A2" office:value-type="string">
            <text:p text:style-name="P16">IsAuth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uthor</text:span></text:span><text:span text:style-name="T9"> role.</text:span></text:p>
          </table:table-cell>
        </table:table-row>
        <table:table-row table:style-name="Table3.1">
          <table:table-cell table:style-name="Table3.A2" office:value-type="string">
            <text:p text:style-name="P16">IsWrit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Writer</text:span></text:span><text:span text:style-name="T9"> role.</text:span></text:p>
          </table:table-cell>
        </table:table-row>
        <table:table-row table:style-name="Table3.1">
          <table:table-cell table:style-name="Table3.A2" office:value-type="string">
            <text:p text:style-name="P16">IsRead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Reader</text:span></text:span><text:span text:style-name="T9"> role.</text:span></text:p>
          </table:table-cell>
        </table:table-row>
        <table:table-row table:style-name="Table3.1">
          <table:table-cell table:style-name="Table3.A2" office:value-type="string">
            <text:p text:style-name="P16">CanLogIn</text:p>
          </table:table-cell>
          <table:table-cell table:style-name="Table3.A2" office:value-type="string">
            <text:p text:style-name="P16">Boolean</text:p>
          </table:table-cell>
          <table:table-cell table:style-name="Table3.C2" office:value-type="string">
            <text:p text:style-name="P16"><text:span text:style-name="T5">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6">LastBadLogInTime</text:p>
          </table:table-cell>
          <table:table-cell table:style-name="Table3.A2" office:value-type="string">
            <text:p text:style-name="P16">Time</text:p>
          </table:table-cell>
          <table:table-cell table:style-name="Table3.C2" office:value-type="string">
            <text:p text:style-name="P16">Time of the last unsuccessful log-in attempt.</text:p>
          </table:table-cell>
        </table:table-row>
        <table:table-row table:style-name="Table3.1">
          <table:table-cell table:style-name="Table3.A2" office:value-type="string">
            <text:p text:style-name="P16">BanTime</text:p>
          </table:table-cell>
          <table:table-cell table:style-name="Table3.A2" office:value-type="string">
            <text:p text:style-name="P16">Time</text:p>
          </table:table-cell>
          <table:table-cell table:style-name="Table3.C2" office:value-type="string">
            <text:p text:style-name="P16">Day and time of user's last ban in the system. This field is not reset to <text:span text:style-name="T3">Null</text:span> when a user is unbanned.</text:p>
          </table:table-cell>
        </table:table-row>
      </table:table>
      <text:p text:style-name="P3"/>
      <text:p text:style-name="P3"><text:span text:style-name="T7">Do note that some roles of a user, such as </text:span><text:span text:style-name="User_20_Role"><text:span text:style-name="T2">Reader</text:span></text:span><text:span text:style-name="T7">, </text:span><text:span text:style-name="User_20_Role"><text:span text:style-name="T2">Writer </text:span></text:span><text:span text:style-name="T7">and </text:span><text:span text:style-name="User_20_Role"><text:span text:style-name="T2">Author </text:span></text:span><text:span text:style-name="T7">roles, are stored as a user property directly in a database of users. Other user roles, such as </text:span><text:span text:style-name="User_20_Role"><text:span text:style-name="T2">Moderator</text:span></text:span><text:span text:style-name="T7"> and </text:span><text:span text:style-name="User_20_Role"><text:span text:style-name="T2">Administrator</text:span></text:span><text:span text:style-name="T7">, are stored in separate places of the system configuration. This separation increases security of the system.</text:span></text:p>
      <text:p text:style-name="P8"/>
      <text:p text:style-name="P25">To gain access to the system after registration a user must log into the system. </text:p>
      <text:h text:style-name="P38" text:outline-level="2"><text:soft-page-break/>Logging in</text:h>
      <text:p text:style-name="P23">Logging into the system consists of several steps. In the first step the client provides no authentication data and instead receives authentication data from the system. In the second step the client combines its authentication data with the authentication data obtained from the system in the first step. The combined data is provided to the system. The third step is used to verify a client by an e-mail message and is the simplest kind of a two factor authentication (2FA).</text:p>
      <text:h text:style-name="P40" text:outline-level="3">Step I</text:h>
      <text:list xml:id="list1977098998592438095" text:style-name="L6">
        <text:list-item>
          <text:p text:style-name="P29">A client sends a log-in request, i.e. calls the <text:span text:style-name="T3">LogUserIn</text:span> method <text:span text:style-name="T1">without</text:span> authentication data.</text:p>
        </text:list-item>
        <text:list-item>
          <text:p text:style-name="P29">If the user's <text:span text:style-name="T3">CanLogIn</text:span> property is not <text:span text:style-name="T3">True</text:span>, the sequence breaks.</text:p>
        </text:list-item>
        <text:list-item>
          <text:p text:style-name="P29">The module checks if there are any started normal sessions and created preliminary sessions for the user. All abandoned preliminary sessions are removed.</text:p>
        </text:list-item>
        <text:list-item>
          <text:p text:style-name="P29">If an already started session exists or a created preliminary session exists:</text:p>
          <text:list>
            <text:list-header>
              <text:p text:style-name="P29">4.1. The user's <text:span text:style-name="T3">LastBadLogInTime</text:span> parameter is updated.<text:line-break/>4.2. The client's <text:span text:style-name="T3">IP </text:span>address is marked as a bad boy*.<text:line-break/>4.3. The client gets an appropriate response and the sequence breaks.</text:p>
            </text:list-header>
          </text:list>
        </text:list-item>
        <text:list-item>
          <text:p text:style-name="P29">The module creates a random binary data, <text:span text:style-name="T3">AuthDataBytes</text:span> field, used for the authentication.</text:p>
        </text:list-item>
        <text:list-item>
          <text:p text:style-name="P29">If user's <text:span text:style-name="T3">LastBadLogInTime</text:span> is set and <text:span text:style-name="T3">Now</text:span> &lt; (<text:span text:style-name="T3">LastBadLogInTime</text:span> + <text:span text:style-name="T3">LogInTryTimeout</text:span>), then a captcha is created by the Captcha Module.</text:p>
        </text:list-item>
        <text:list-item>
          <text:p text:style-name="P28"><text:span text:style-name="T9">A preliminary session is created with </text:span><text:span text:style-name="T14">AuthDataBytes</text:span><text:span text:style-name="T9"> and optionally </text:span><text:span text:style-name="T14">CaptchaId</text:span><text:span text:style-name="T9"> fields set. Client's </text:span><text:span text:style-name="T14">IP </text:span><text:span text:style-name="T9">address is saved in the preliminary session for further checks too. While in the modern world several computers can have the same </text:span><text:span text:style-name="T14">IP </text:span><text:span text:style-name="T9">address, the sole </text:span><text:span text:style-name="T14">IP </text:span><text:span text:style-name="T9">address is not enough to protect the preliminary session from being hi-jacked. To prevent hi-jacking of a preliminary session, a unique random </text:span><text:span text:style-name="T14">RequestId</text:span><text:span text:style-name="T9"> is created for a user trying to log in.</text:span></text:p>
        </text:list-item>
        <text:list-item>
          <text:p text:style-name="P28"><text:span text:style-name="T9">The module responds to the client with </text:span><text:span text:style-name="T14">AuthDataBytes</text:span><text:span text:style-name="T9"> and optional </text:span><text:span text:style-name="T14">CaptchaId</text:span><text:span text:style-name="T9">.</text:span></text:p>
        </text:list-item>
      </text:list>
      <text:h text:style-name="P40" text:outline-level="3">Step II</text:h>
      <text:list xml:id="list9209195262632942211" text:style-name="L7">
        <text:list-item>
          <text:p text:style-name="P30">The client sends a second log-in request <text:span text:style-name="T1">providing</text:span> the required authentication data.</text:p>
        </text:list-item>
        <text:list-item>
          <text:p text:style-name="P30">If the user's <text:span text:style-name="T3">CanLogIn</text:span> property is not <text:span text:style-name="T3">True</text:span>, the sequence breaks.</text:p>
        </text:list-item>
        <text:list-item>
          <text:p text:style-name="P30">The module checks if there are any started normal sessions and created preliminary sessions for the user. All abandoned preliminary sessions are removed.</text:p>
        </text:list-item>
        <text:list-item>
          <text:p text:style-name="P30">If an already started session exists or <text:span text:style-name="T1">no</text:span> preliminary session is found or a preliminary session is found but an <text:span text:style-name="T3">IP </text:span>address of the client and <text:span text:style-name="T3">RequestId</text:span> do not match then:</text:p>
          <text:list>
            <text:list-header>
              <text:p text:style-name="P30">4.1. The user's <text:span text:style-name="T3">LastBadLogInTime</text:span> parameter is updated.<text:line-break/>4.2. The client's <text:span text:style-name="T3">IP </text:span>address is marked as a bad boy*.<text:line-break/>4.3. The client gets an appropriate response and the sequence breaks.</text:p>
            </text:list-header>
          </text:list>
        </text:list-item>
        <text:list-item>
          <text:p text:style-name="P30">The module checks authentication data based on <text:span text:style-name="T3">AuthDataBytes</text:span> with optional <text:span text:style-name="T3">CaptchaId</text:span>. </text:p>
        </text:list-item>
        <text:list-item>
          <text:p text:style-name="P30">If authentication data is correct:</text:p>
          <text:list>
            <text:list-header>
              <text:p text:style-name="P30">6.1. Preliminary session is marked with required flags.</text:p>
              <text:p text:style-name="P30">6.2. A new unique random <text:span text:style-name="T3">RequestId</text:span> is created, stored and prepared to be sent to user.</text:p>
              <text:p text:style-name="P30">6.2. Verification data is created, sent to the world and stored in the preliminary session.<text:line-break/>6.3. The client is redirected to a next step and the sequence breaks.</text:p>
            </text:list-header>
          </text:list>
        </text:list-item>
        <text:list-item>
          <text:p text:style-name="P30">If authentication data is wrong:</text:p>
          <text:list>
            <text:list-header>
              <text:p text:style-name="P30">7.1. The module updates user's <text:span text:style-name="T3">LastBadLogInTime</text:span> parameter.<text:line-break/>7.2. The preliminary session is deleted.<text:line-break/>7.3. Client's <text:span text:style-name="T3">IP </text:span>address is marked as a bad boy*.<text:line-break/>7.4. The client gets an appropriate response and the sequence breaks.</text:p>
            </text:list-header>
          </text:list>
        </text:list-item>
      </text:list>
      <text:h text:style-name="P40" text:outline-level="3">Step III</text:h>
      <text:list xml:id="list7852261779903345974" text:style-name="L8">
        <text:list-item>
          <text:p text:style-name="P31">The client sends a third log-in request providing the required verification data.</text:p>
        </text:list-item>
        <text:list-item>
          <text:p text:style-name="P33"><text:span text:style-name="T9">If the user's </text:span><text:span text:style-name="T14">CanLogIn</text:span><text:span text:style-name="T9"> property is not </text:span><text:span text:style-name="T14">True</text:span><text:span text:style-name="T9">, the sequence breaks.</text:span></text:p>
        </text:list-item>
        <text:list-item>
          <text:p text:style-name="P31">The module checks if there are any started normal sessions and created preliminary sessions for the user. All abandoned preliminary sessions are removed.</text:p>
        </text:list-item>
        <text:list-item>
          <text:p text:style-name="P33"><text:span text:style-name="T9">If an already started session exists or </text:span><text:span text:style-name="T11">no</text:span><text:span text:style-name="T9"> preliminary session is found or a preliminary session is found </text:span><text:soft-page-break/><text:span text:style-name="T9">but an </text:span><text:span text:style-name="T14">IP </text:span><text:span text:style-name="T9">address of the client and </text:span><text:span text:style-name="T14">RequestId</text:span><text:span text:style-name="T9"> do not match then:<text:line-break/>4.1. The user's </text:span><text:span text:style-name="T14">LastBadLogInTime</text:span><text:span text:style-name="T9"> parameter is updated.<text:line-break/>4.2. The client's </text:span><text:span text:style-name="T14">IP </text:span><text:span text:style-name="T9">address is marked as a bad boy*.<text:line-break/>4.3. The client gets an appropriate response and the sequence breaks.</text:span></text:p>
        </text:list-item>
        <text:list-item>
          <text:p text:style-name="P33"><text:span text:style-name="T9">Server verifies the provided data, </text:span><text:span text:style-name="T14">RequestId</text:span><text:span text:style-name="T9"> and client's </text:span><text:span text:style-name="T14">IP </text:span><text:span text:style-name="T9">address.</text:span></text:p>
        </text:list-item>
        <text:list-item>
          <text:p text:style-name="P31">If verification fails:</text:p>
          <text:p text:style-name="P33"><text:span text:style-name="T9">3.1. The preliminary session is deleted.<text:line-break/>3.2. User's </text:span><text:span text:style-name="T14">LastBadLogInTime</text:span><text:span text:style-name="T9"> parameter is updated.</text:span></text:p>
          <text:p text:style-name="P31">3.3. Client's <text:span text:style-name="T3">IP </text:span>address is marked as a bad boy*.<text:line-break/>3.4. The client gets the response and the sequence breaks.</text:p>
        </text:list-item>
        <text:list-item>
          <text:p text:style-name="P31">When verification succeeds:<text:line-break/>4.1. Preliminary session is deleted.<text:line-break/>4.2. A new session is created.<text:line-break/>4.3. The client gets the response and the sequence breaks.</text:p>
        </text:list-item>
      </text:list>
      <text:p text:style-name="P3"/>
      <text:p text:style-name="P10">Notes</text:p>
      <text:p text:style-name="P10"/>
      <text:p text:style-name="P5">[*] – Each unsuccessful log-in attempt is registered in the Incidents Table and is associated with a specific type of incident, e.g. an attempt to log in when a user is already logged in, etc. Suspicious attempts are filtered out and their <text:span text:style-name="T3">IP </text:span>addresses are blocked for a period of time. Blocking is performed on a Gateway Module level.</text:p>
      <text:p text:style-name="P5"/>
      <text:p text:style-name="P5">Filtering Criteria:</text:p>
      <text:p text:style-name="P5"/>
      <text:list xml:id="list3974802833226321370" text:style-name="L9">
        <text:list-item>
          <text:p text:style-name="P32">Number of incidents per time period for a single <text:span text:style-name="T3">IP </text:span>address.</text:p>
        </text:list-item>
        <text:list-item>
          <text:p text:style-name="P32">Number of unique users per time period for a single <text:span text:style-name="T3">IP </text:span>address.</text:p>
        </text:list-item>
        <text:list-item>
          <text:p text:style-name="P32">Number of <text:span text:style-name="T3">IP </text:span>addresses per time period for a single user.</text:p>
        </text:list-item>
      </text:list>
      <text:p text:style-name="P5"/>
      <text:p text:style-name="P5">Each step should break if a client is already logged in.</text:p>
      <text:h text:style-name="P38" text:outline-level="2">Preliminary session parameters</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Parameter</text:p>
          </table:table-cell>
          <table:table-cell table:style-name="Table9.A1" office:value-type="string">
            <text:p text:style-name="P17">Value Type</text:p>
          </table:table-cell>
          <table:table-cell table:style-name="Table9.C1" office:value-type="string">
            <text:p text:style-name="P17">Description</text:p>
          </table:table-cell>
        </table:table-row>
        <table:table-row table:style-name="Table9.1">
          <table:table-cell table:style-name="Table9.A2" office:value-type="string">
            <text:p text:style-name="P19">Id</text:p>
          </table:table-cell>
          <table:table-cell table:style-name="Table9.A2" office:value-type="string">
            <text:p text:style-name="P19">Integer</text:p>
          </table:table-cell>
          <table:table-cell table:style-name="Table9.C2" office:value-type="string">
            <text:p text:style-name="P19">Preliminary session Id.</text:p>
          </table:table-cell>
        </table:table-row>
        <table:table-row table:style-name="Table9.1">
          <table:table-cell table:style-name="Table9.A2" office:value-type="string">
            <text:p text:style-name="P19">UserId</text:p>
          </table:table-cell>
          <table:table-cell table:style-name="Table9.A2" office:value-type="string">
            <text:p text:style-name="P19">Integer</text:p>
          </table:table-cell>
          <table:table-cell table:style-name="Table9.C2" office:value-type="string">
            <text:p text:style-name="P19">Id of a user who initiated the session.</text:p>
          </table:table-cell>
        </table:table-row>
        <table:table-row table:style-name="Table9.1">
          <table:table-cell table:style-name="Table9.A2" office:value-type="string">
            <text:p text:style-name="P19">TimeOfCreation</text:p>
          </table:table-cell>
          <table:table-cell table:style-name="Table9.A2" office:value-type="string">
            <text:p text:style-name="P19">Time</text:p>
          </table:table-cell>
          <table:table-cell table:style-name="Table9.C2" office:value-type="string">
            <text:p text:style-name="P19">Day and time of session's creation.</text:p>
          </table:table-cell>
        </table:table-row>
        <table:table-row table:style-name="Table9.1">
          <table:table-cell table:style-name="Table9.A2" office:value-type="string">
            <text:p text:style-name="P19">RequestId</text:p>
          </table:table-cell>
          <table:table-cell table:style-name="Table9.A2" office:value-type="string">
            <text:p text:style-name="P19">String</text:p>
          </table:table-cell>
          <table:table-cell table:style-name="Table9.C2" office:value-type="string">
            <text:p text:style-name="P19">A unique Id of a request to log in. It prevents hi-jacking the session by other users.</text:p>
          </table:table-cell>
        </table:table-row>
        <table:table-row table:style-name="Table9.1">
          <table:table-cell table:style-name="Table9.A2" office:value-type="string">
            <text:p text:style-name="P16">UserIPA</text:p>
          </table:table-cell>
          <table:table-cell table:style-name="Table9.A2" office:value-type="string">
            <text:p text:style-name="P16">Integer</text:p>
          </table:table-cell>
          <table:table-cell table:style-name="Table9.C2" office:value-type="string">
            <text:p text:style-name="P16">User's <text:span text:style-name="T3">IP </text:span>address.</text:p>
          </table:table-cell>
        </table:table-row>
        <table:table-row table:style-name="Table9.1">
          <table:table-cell table:style-name="Table9.A2" office:value-type="string">
            <text:p text:style-name="P19">AuthDataBytes</text:p>
          </table:table-cell>
          <table:table-cell table:style-name="Table9.A2" office:value-type="string">
            <text:p text:style-name="P19">Bytes</text:p>
          </table:table-cell>
          <table:table-cell table:style-name="Table9.C2" office:value-type="string">
            <text:p text:style-name="P19">Binary data (several bytes) used for authentication process.</text:p>
          </table:table-cell>
        </table:table-row>
        <table:table-row table:style-name="Table9.1">
          <table:table-cell table:style-name="Table9.A2" office:value-type="string">
            <text:p text:style-name="P19">IsCaptchaRequired</text:p>
          </table:table-cell>
          <table:table-cell table:style-name="Table9.A2" office:value-type="string">
            <text:p text:style-name="P19">Boolean</text:p>
          </table:table-cell>
          <table:table-cell table:style-name="Table9.C2" office:value-type="string">
            <text:p text:style-name="P19">A flag showing that a user must solve a captcha.</text:p>
          </table:table-cell>
        </table:table-row>
        <table:table-row table:style-name="Table9.1">
          <table:table-cell table:style-name="Table9.A2" office:value-type="string">
            <text:p text:style-name="P19">CaptchaId</text:p>
          </table:table-cell>
          <table:table-cell table:style-name="Table9.A2" office:value-type="string">
            <text:p text:style-name="P19">String</text:p>
          </table:table-cell>
          <table:table-cell table:style-name="Table9.C2" office:value-type="string">
            <text:p text:style-name="P19">Id of a captcha task.</text:p>
          </table:table-cell>
        </table:table-row>
        <table:table-row table:style-name="Table9.1">
          <table:table-cell table:style-name="Table9.A2" office:value-type="string">
            <text:p text:style-name="P19">IsVerifiedByCaptcha</text:p>
          </table:table-cell>
          <table:table-cell table:style-name="Table9.A2" office:value-type="string">
            <text:p text:style-name="P19">Boolean</text:p>
          </table:table-cell>
          <table:table-cell table:style-name="Table9.C2" office:value-type="string">
            <text:p text:style-name="P19">A flag showing that a user has solved a captcha.</text:p>
          </table:table-cell>
        </table:table-row>
        <table:table-row table:style-name="Table9.1">
          <table:table-cell table:style-name="Table9.A2" office:value-type="string">
            <text:p text:style-name="P19">VerificationCode</text:p>
          </table:table-cell>
          <table:table-cell table:style-name="Table9.A2" office:value-type="string">
            <text:p text:style-name="P19">String</text:p>
          </table:table-cell>
          <table:table-cell table:style-name="Table9.C2" office:value-type="string">
            <text:p text:style-name="P19">Verification code sent to a user.</text:p>
          </table:table-cell>
        </table:table-row>
        <table:table-row table:style-name="Table9.1">
          <table:table-cell table:style-name="Table9.A2" office:value-type="string">
            <text:p text:style-name="P19">IsVerifiedByEmail</text:p>
          </table:table-cell>
          <table:table-cell table:style-name="Table9.A2" office:value-type="string">
            <text:p text:style-name="P19">Boolean</text:p>
          </table:table-cell>
          <table:table-cell table:style-name="Table9.C2" office:value-type="string">
            <text:p text:style-name="P19">A flag showing that a user has been verified via an e-mail message.</text:p>
          </table:table-cell>
        </table:table-row>
      </table:table>
      <text:p text:style-name="P3"/>
      <text:h text:style-name="P38" text:outline-level="2">Session parameters</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7">Parameter</text:p>
          </table:table-cell>
          <table:table-cell table:style-name="Table7.A1" office:value-type="string">
            <text:p text:style-name="P17">Value Type</text:p>
          </table:table-cell>
          <table:table-cell table:style-name="Table7.C1" office:value-type="string">
            <text:p text:style-name="P17">Description</text:p>
          </table:table-cell>
        </table:table-row>
        <table:table-row table:style-name="Table7.1">
          <table:table-cell table:style-name="Table7.A2" office:value-type="string">
            <text:p text:style-name="P19">Id</text:p>
          </table:table-cell>
          <table:table-cell table:style-name="Table7.A2" office:value-type="string">
            <text:p text:style-name="P19">Integer</text:p>
          </table:table-cell>
          <table:table-cell table:style-name="Table7.C2" office:value-type="string">
            <text:p text:style-name="P19">Normal session Id.</text:p>
          </table:table-cell>
        </table:table-row>
        <table:table-row table:style-name="Table7.1">
          <table:table-cell table:style-name="Table7.A2" office:value-type="string">
            <text:p text:style-name="P19">UserId</text:p>
          </table:table-cell>
          <table:table-cell table:style-name="Table7.A2" office:value-type="string">
            <text:p text:style-name="P19">Integer</text:p>
          </table:table-cell>
          <table:table-cell table:style-name="Table7.C2" office:value-type="string">
            <text:p text:style-name="P19">Id of a user who started the session.</text:p>
          </table:table-cell>
        </table:table-row>
        <text:soft-page-break/>
        <table:table-row table:style-name="Table7.1">
          <table:table-cell table:style-name="Table7.A2" office:value-type="string">
            <text:p text:style-name="P16">StartTime</text:p>
          </table:table-cell>
          <table:table-cell table:style-name="Table7.A2" office:value-type="string">
            <text:p text:style-name="P16">Time</text:p>
          </table:table-cell>
          <table:table-cell table:style-name="Table7.C2" office:value-type="string">
            <text:p text:style-name="P16">Day and time of session's start, i.e. user's successful log in.</text:p>
          </table:table-cell>
        </table:table-row>
        <table:table-row table:style-name="Table7.1">
          <table:table-cell table:style-name="Table7.A2" office:value-type="string">
            <text:p text:style-name="P16">UserIPA</text:p>
          </table:table-cell>
          <table:table-cell table:style-name="Table7.A2" office:value-type="string">
            <text:p text:style-name="P16">Integer</text:p>
          </table:table-cell>
          <table:table-cell table:style-name="Table7.C2" office:value-type="string">
            <text:p text:style-name="P16">User's <text:span text:style-name="T3">IP </text:span>address.</text:p>
          </table:table-cell>
        </table:table-row>
      </table:table>
      <text:h text:style-name="P38" text:outline-level="2">System settings</text:h>
      <text:p text:style-name="P23">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7">Setting</text:p>
          </table:table-cell>
          <table:table-cell table:style-name="Table6.B1" office:value-type="string">
            <text:p text:style-name="P17">Description</text:p>
          </table:table-cell>
        </table:table-row>
        <table:table-row table:style-name="Table6.1">
          <table:table-cell table:style-name="Table6.A2" office:value-type="string">
            <text:p text:style-name="P16">SiteName</text:p>
          </table:table-cell>
          <table:table-cell table:style-name="Table6.B2" office:value-type="string">
            <text:p text:style-name="P16">Name of the site where this forum engine works.</text:p>
          </table:table-cell>
        </table:table-row>
        <table:table-row table:style-name="Table6.1">
          <table:table-cell table:style-name="Table6.A2" office:value-type="string">
            <text:p text:style-name="P16">SiteDomain</text:p>
          </table:table-cell>
          <table:table-cell table:style-name="Table6.B2" office:value-type="string">
            <text:p text:style-name="P16">Domain name of the site where this forum engine works.</text:p>
          </table:table-cell>
        </table:table-row>
        <table:table-row table:style-name="Table6.1">
          <table:table-cell table:style-name="Table6.A2" office:value-type="string">
            <text:p text:style-name="P16">VerificationCodeLength</text:p>
          </table:table-cell>
          <table:table-cell table:style-name="Table6.B2" office:value-type="string">
            <text:p text:style-name="P16">Length of verification codes sent by e-mail.</text:p>
          </table:table-cell>
        </table:table-row>
        <table:table-row table:style-name="Table6.1">
          <table:table-cell table:style-name="Table6.A2" office:value-type="string">
            <text:p text:style-name="P16">EmailVerificationUrlPath</text:p>
          </table:table-cell>
          <table:table-cell table:style-name="Table6.B2" office:value-type="string">
            <text:p text:style-name="P16">URL folder for a handler which verifies e-mail codes. The path must not end with a slash, because it will be added automatically. E.g., <text:span text:style-name="T3">/verify</text:span>.</text:p>
          </table:table-cell>
        </table:table-row>
        <table:table-row table:style-name="Table6.1">
          <table:table-cell table:style-name="Table6.A2" office:value-type="string">
            <text:p text:style-name="P16">UserNameMaxLenInBytes</text:p>
          </table:table-cell>
          <table:table-cell table:style-name="Table6.B2" office:value-type="string">
            <text:p text:style-name="P16">Maximum size of user name in bytes.</text:p>
          </table:table-cell>
        </table:table-row>
        <table:table-row table:style-name="Table6.1">
          <table:table-cell table:style-name="Table6.A2" office:value-type="string">
            <text:p text:style-name="P16">UserPasswordMaxLenInBytes</text:p>
          </table:table-cell>
          <table:table-cell table:style-name="Table6.B2" office:value-type="string">
            <text:p text:style-name="P16">Maximum size of a packed user password in bytes.</text:p>
          </table:table-cell>
        </table:table-row>
        <table:table-row table:style-name="Table6.1">
          <table:table-cell table:style-name="Table6.A2" office:value-type="string">
            <text:p text:style-name="P16">PreRegUserExpirationTime</text:p>
          </table:table-cell>
          <table:table-cell table:style-name="Table6.B2" office:value-type="string">
            <text:p text:style-name="P16">Time (duration in seconds) after which a pre-registered user having no approved e-mail address is deleted from the system.</text:p>
          </table:table-cell>
        </table:table-row>
        <table:table-row table:style-name="Table6.1">
          <table:table-cell table:style-name="Table6.A2" office:value-type="string">
            <text:p text:style-name="P16">IsAdminApprovalRequired</text:p>
          </table:table-cell>
          <table:table-cell table:style-name="Table6.B2" office:value-type="string">
            <text:p text:style-name="P16">If set to <text:span text:style-name="T3">True</text:span>, each user should be manually approved by administrators before registration.</text:p>
          </table:table-cell>
        </table:table-row>
        <table:table-row table:style-name="Table6.1">
          <table:table-cell table:style-name="Table6.A2" office:value-type="string">
            <text:p text:style-name="P16">LogInRequestIdLength</text:p>
          </table:table-cell>
          <table:table-cell table:style-name="Table6.B2" office:value-type="string">
            <text:p text:style-name="P16">Length of request IDs for user logging in.</text:p>
          </table:table-cell>
        </table:table-row>
        <table:table-row table:style-name="Table6.1">
          <table:table-cell table:style-name="Table6.A2" office:value-type="string">
            <text:p text:style-name="P16">LogInTryTimeout</text:p>
          </table:table-cell>
          <table:table-cell table:style-name="Table6.B2" office:value-type="string">
            <text:p text:style-name="P16">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6">PreSessionExpirationTime</text:p>
          </table:table-cell>
          <table:table-cell table:style-name="Table6.B2" office:value-type="string">
            <text:p text:style-name="P16">Time (duration in seconds) after which an abandoned preliminary session is deleted from the system.</text:p>
          </table:table-cell>
        </table:table-row>
        <table:table-row table:style-name="Table6.1">
          <table:table-cell table:style-name="Table6.A2" office:value-type="string">
            <text:p text:style-name="P16">SessionMaxDuration</text:p>
          </table:table-cell>
          <table:table-cell table:style-name="Table6.B2" office:value-type="string">
            <text:p text:style-name="P16">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6">IsTableOfIncidentsUsed</text:p>
          </table:table-cell>
          <table:table-cell table:style-name="Table6.B2" office:value-type="string">
            <text:p text:style-name="P16">A flag which enables table of incidents.</text:p>
          </table:table-cell>
        </table:table-row>
        <table:table-row table:style-name="Table6.1">
          <table:table-cell table:style-name="Table6.A2" office:value-type="string">
            <text:p text:style-name="P16">IsDebugMode</text:p>
          </table:table-cell>
          <table:table-cell table:style-name="Table6.B2" office:value-type="string">
            <text:p text:style-name="P16">Debug mode flag.</text:p>
          </table:table-cell>
        </table:table-row>
      </table:table>
      <text:p text:style-name="P23"/>
      <text:h text:style-name="P34" text:outline-level="1">7. SMTP Module</text:h>
      <text:p text:style-name="P23">The SMTP Module sends e-mail messages and has following functions.</text:p>
      <text:h text:style-name="P38" text:outline-level="2">SMTP module functions</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C</text:p>
          </table:table-cell>
          <table:table-cell table:style-name="Table8.A1" office:value-type="string">
            <text:p text:style-name="P17">Function</text:p>
          </table:table-cell>
          <table:table-cell table:style-name="Table8.C1" office:value-type="string">
            <text:p text:style-name="P17">Description</text:p>
          </table:table-cell>
        </table:table-row>
        <table:table-row table:style-name="Table8.1">
          <table:table-cell table:style-name="Table8.A2" office:value-type="string">
            <text:p text:style-name="P16">P</text:p>
          </table:table-cell>
          <table:table-cell table:style-name="Table8.A2" office:value-type="string">
            <text:p text:style-name="P16">Ping</text:p>
          </table:table-cell>
          <table:table-cell table:style-name="Table8.C2" office:value-type="string">
            <text:p text:style-name="P16">Service liveness.</text:p>
          </table:table-cell>
        </table:table-row>
        <table:table-row table:style-name="Table8.1">
          <table:table-cell table:style-name="Table8.A2" office:value-type="string">
            <text:p text:style-name="P16">M</text:p>
          </table:table-cell>
          <table:table-cell table:style-name="Table8.A2" office:value-type="string">
            <text:p text:style-name="P16">SendMessage</text:p>
          </table:table-cell>
          <table:table-cell table:style-name="Table8.C2" office:value-type="string">
            <text:p text:style-name="P16">Sends an e-mail message to a specified recipient.</text:p>
          </table:table-cell>
        </table:table-row>
        <table:table-row table:style-name="Table8.1">
          <table:table-cell table:style-name="Table8.A2" office:value-type="string">
            <text:p text:style-name="P16">O</text:p>
          </table:table-cell>
          <table:table-cell table:style-name="Table8.A2" office:value-type="string">
            <text:p text:style-name="P16">ShowDiagnosticData</text:p>
          </table:table-cell>
          <table:table-cell table:style-name="Table8.C2" office:value-type="string">
            <text:p text:style-name="P16">Shows diagnostic information.</text:p>
          </table:table-cell>
        </table:table-row>
      </table:table>
      <text:h text:style-name="P34" text:outline-level="1">8. Captcha Module</text:h>
      <text:p text:style-name="P23">The Captcha Module deals with captcha riddles and has following functions.</text:p>
      <text:h text:style-name="P38" text:outline-level="2"><text:soft-page-break/>Captcha module functions</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C</text:p>
          </table:table-cell>
          <table:table-cell table:style-name="Table4.A1" office:value-type="string">
            <text:p text:style-name="P17">Function</text:p>
          </table:table-cell>
          <table:table-cell table:style-name="Table4.C1" office:value-type="string">
            <text:p text:style-name="P17">Description</text:p>
          </table:table-cell>
        </table:table-row>
        <table:table-row table:style-name="Table4.1">
          <table:table-cell table:style-name="Table4.A2" office:value-type="string">
            <text:p text:style-name="P16">P</text:p>
          </table:table-cell>
          <table:table-cell table:style-name="Table4.A2" office:value-type="string">
            <text:p text:style-name="P16">Ping</text:p>
          </table:table-cell>
          <table:table-cell table:style-name="Table4.C2" office:value-type="string">
            <text:p text:style-name="P16">Service liveness.</text:p>
          </table:table-cell>
        </table:table-row>
        <table:table-row table:style-name="Table4.1">
          <table:table-cell table:style-name="Table4.A2" table:number-rows-spanned="3" office:value-type="string">
            <text:p text:style-name="P16">C</text:p>
          </table:table-cell>
          <table:table-cell table:style-name="Table4.A2" office:value-type="string">
            <text:p text:style-name="P16">CreateCaptcha</text:p>
          </table:table-cell>
          <table:table-cell table:style-name="Table4.C2" office:value-type="string">
            <text:p text:style-name="P16">Creates a random captcha image.</text:p>
          </table:table-cell>
        </table:table-row>
        <table:table-row table:style-name="Table4.1">
          <table:covered-table-cell/>
          <table:table-cell table:style-name="Table4.A2" office:value-type="string">
            <text:p text:style-name="P16">CheckCaptcha</text:p>
          </table:table-cell>
          <table:table-cell table:style-name="Table4.C2" office:value-type="string">
            <text:p text:style-name="P16">Checks the provided captcha answer.</text:p>
          </table:table-cell>
        </table:table-row>
        <table:table-row table:style-name="Table4.1">
          <table:covered-table-cell/>
          <table:table-cell table:style-name="Table4.A2" office:value-type="string">
            <text:p text:style-name="P16">GetImage*</text:p>
          </table:table-cell>
          <table:table-cell table:style-name="Table4.C2" office:value-type="string">
            <text:p text:style-name="P16">Shows a captcha image.</text:p>
          </table:table-cell>
        </table:table-row>
        <table:table-row table:style-name="Table4.1">
          <table:table-cell table:style-name="Table4.A2" office:value-type="string">
            <text:p text:style-name="P16">O</text:p>
          </table:table-cell>
          <table:table-cell table:style-name="Table4.A2" office:value-type="string">
            <text:p text:style-name="P16">ShowDiagnosticData</text:p>
          </table:table-cell>
          <table:table-cell table:style-name="Table4.C2" office:value-type="string">
            <text:p text:style-name="P16">Shows diagnostic information.</text:p>
          </table:table-cell>
        </table:table-row>
      </table:table>
      <text:p text:style-name="P3"/>
      <text:p text:style-name="P3">[*] – Functionality of showing images is configurable – it may be either integrated into the <text:span text:style-name="T3">CreateCaptcha</text:span> function or be a stand-alone separate function which is accessed with a separate method.</text:p>
      <text:p text:style-name="P3"/>
      <text:h text:style-name="P34" text:outline-level="1">9. Message Module</text:h>
      <text:p text:style-name="P23">The Message Module deals with messages, threads, forums and has following functions.</text:p>
      <text:h text:style-name="P38" text:outline-level="2">Message module functions</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7">C</text:p>
          </table:table-cell>
          <table:table-cell table:style-name="Table15.A1" office:value-type="string">
            <text:p text:style-name="P17">Function</text:p>
          </table:table-cell>
          <table:table-cell table:style-name="Table15.C1" office:value-type="string">
            <text:p text:style-name="P17">Description</text:p>
          </table:table-cell>
        </table:table-row>
        <table:table-row table:style-name="Table15.1">
          <table:table-cell table:style-name="Table15.A2" office:value-type="string">
            <text:p text:style-name="P16">P</text:p>
          </table:table-cell>
          <table:table-cell table:style-name="Table15.A2" office:value-type="string">
            <text:p text:style-name="P16">Ping</text:p>
          </table:table-cell>
          <table:table-cell table:style-name="Table15.C2" office:value-type="string">
            <text:p text:style-name="P16">Service liveness.</text:p>
          </table:table-cell>
        </table:table-row>
        <table:table-row table:style-name="Table15.1">
          <table:table-cell table:style-name="Table15.A2" table:number-rows-spanned="5" office:value-type="string">
            <text:p text:style-name="P16">S</text:p>
          </table:table-cell>
          <table:table-cell table:style-name="Table15.A2" office:value-type="string">
            <text:p text:style-name="P16">AddSection</text:p>
          </table:table-cell>
          <table:table-cell table:style-name="Table15.C2" office:value-type="string">
            <text:p text:style-name="P16">Adds a new section into another section or as a root section.</text:p>
          </table:table-cell>
        </table:table-row>
        <table:table-row table:style-name="Table15.1">
          <table:covered-table-cell/>
          <table:table-cell table:style-name="Table15.A2" office:value-type="string">
            <text:p text:style-name="P16">ChangeSectionName</text:p>
          </table:table-cell>
          <table:table-cell table:style-name="Table15.C2" office:value-type="string">
            <text:p text:style-name="P16">Changes section's name.</text:p>
          </table:table-cell>
        </table:table-row>
        <table:table-row table:style-name="Table15.1">
          <table:covered-table-cell/>
          <table:table-cell table:style-name="Table15.A2" office:value-type="string">
            <text:p text:style-name="P16">ChangeSectionParent</text:p>
          </table:table-cell>
          <table:table-cell table:style-name="Table15.C2" office:value-type="string">
            <text:p text:style-name="P16">Moves a non-root section from an old section into a new section.</text:p>
          </table:table-cell>
        </table:table-row>
        <table:table-row table:style-name="Table15.1">
          <table:covered-table-cell/>
          <table:table-cell table:style-name="Table15.A2" office:value-type="string">
            <text:p text:style-name="P16">GetSection</text:p>
          </table:table-cell>
          <table:table-cell table:style-name="Table15.C2" office:value-type="string">
            <text:p text:style-name="P20">Returns a section specified by its ID.</text:p>
          </table:table-cell>
        </table:table-row>
        <table:table-row table:style-name="Table15.1">
          <table:covered-table-cell/>
          <table:table-cell table:style-name="Table15.A2" office:value-type="string">
            <text:p text:style-name="P16">DeleteSection</text:p>
          </table:table-cell>
          <table:table-cell table:style-name="Table15.C2" office:value-type="string">
            <text:p text:style-name="P20">Deletes an existing empty section.</text:p>
          </table:table-cell>
        </table:table-row>
        <table:table-row table:style-name="Table15.1">
          <table:table-cell table:style-name="Table15.A2" table:number-rows-spanned="5" office:value-type="string">
            <text:p text:style-name="P16">F</text:p>
          </table:table-cell>
          <table:table-cell table:style-name="Table15.A2" office:value-type="string">
            <text:p text:style-name="P16">AddForum</text:p>
          </table:table-cell>
          <table:table-cell table:style-name="Table15.C2" office:value-type="string">
            <text:p text:style-name="P16">Adds a new forum into a section.</text:p>
          </table:table-cell>
        </table:table-row>
        <table:table-row table:style-name="Table15.1">
          <table:covered-table-cell/>
          <table:table-cell table:style-name="Table15.A2" office:value-type="string">
            <text:p text:style-name="P16">ChangeForumName</text:p>
          </table:table-cell>
          <table:table-cell table:style-name="Table15.C2" office:value-type="string">
            <text:p text:style-name="P16">Changes forum's name.</text:p>
          </table:table-cell>
        </table:table-row>
        <table:table-row table:style-name="Table15.1">
          <table:covered-table-cell/>
          <table:table-cell table:style-name="Table15.A2" office:value-type="string">
            <text:p text:style-name="P16">ChangeForumSection</text:p>
          </table:table-cell>
          <table:table-cell table:style-name="Table15.C2" office:value-type="string">
            <text:p text:style-name="P16">Moves a forum from an old section into a new section.</text:p>
          </table:table-cell>
        </table:table-row>
        <table:table-row table:style-name="Table15.1">
          <table:covered-table-cell/>
          <table:table-cell table:style-name="Table15.A2" office:value-type="string">
            <text:p text:style-name="P16">GetForum</text:p>
          </table:table-cell>
          <table:table-cell table:style-name="Table15.C2" office:value-type="string">
            <text:p text:style-name="P20">Returns a forum specified by its ID.</text:p>
          </table:table-cell>
        </table:table-row>
        <table:table-row table:style-name="Table15.1">
          <table:covered-table-cell/>
          <table:table-cell table:style-name="Table15.A2" office:value-type="string">
            <text:p text:style-name="P16">DeleteForum</text:p>
          </table:table-cell>
          <table:table-cell table:style-name="Table15.C2" office:value-type="string">
            <text:p text:style-name="P20">Deletes an existing empty forum.</text:p>
          </table:table-cell>
        </table:table-row>
        <table:table-row table:style-name="Table15.1">
          <table:table-cell table:style-name="Table15.A2" table:number-rows-spanned="5" office:value-type="string">
            <text:p text:style-name="P16">T</text:p>
          </table:table-cell>
          <table:table-cell table:style-name="Table15.A2" office:value-type="string">
            <text:p text:style-name="P16">AddThread</text:p>
          </table:table-cell>
          <table:table-cell table:style-name="Table15.C2" office:value-type="string">
            <text:p text:style-name="P16">Adds a new thread into an existing forum.</text:p>
          </table:table-cell>
        </table:table-row>
        <table:table-row table:style-name="Table15.1">
          <table:covered-table-cell/>
          <table:table-cell table:style-name="Table15.A2" office:value-type="string">
            <text:p text:style-name="P16">ChangeThreadName</text:p>
          </table:table-cell>
          <table:table-cell table:style-name="Table15.C2" office:value-type="string">
            <text:p text:style-name="P16">Changes thread's <text:s/>name.</text:p>
          </table:table-cell>
        </table:table-row>
        <table:table-row table:style-name="Table15.1">
          <table:covered-table-cell/>
          <table:table-cell table:style-name="Table15.A2" office:value-type="string">
            <text:p text:style-name="P16">ChangeThreadForum</text:p>
          </table:table-cell>
          <table:table-cell table:style-name="Table15.C2" office:value-type="string">
            <text:p text:style-name="P16">Moves a thread from an old forum into a new forum.</text:p>
          </table:table-cell>
        </table:table-row>
        <table:table-row table:style-name="Table15.1">
          <table:covered-table-cell/>
          <table:table-cell table:style-name="Table15.A2" office:value-type="string">
            <text:p text:style-name="P16">GetThread</text:p>
          </table:table-cell>
          <table:table-cell table:style-name="Table15.C2" office:value-type="string">
            <text:p text:style-name="P20">Returns a thread specified by its ID.</text:p>
          </table:table-cell>
        </table:table-row>
        <table:table-row table:style-name="Table15.1">
          <table:covered-table-cell/>
          <table:table-cell table:style-name="Table15.A2" office:value-type="string">
            <text:p text:style-name="P16">DeleteThread</text:p>
          </table:table-cell>
          <table:table-cell table:style-name="Table15.C2" office:value-type="string">
            <text:p text:style-name="P20">Deletes an existing empty thread of a forum.</text:p>
          </table:table-cell>
        </table:table-row>
        <table:table-row table:style-name="Table15.1">
          <table:table-cell table:style-name="Table15.A2" table:number-rows-spanned="5" office:value-type="string">
            <text:p text:style-name="P16">M</text:p>
          </table:table-cell>
          <table:table-cell table:style-name="Table15.A2" office:value-type="string">
            <text:p text:style-name="P16">AddMessage</text:p>
          </table:table-cell>
          <table:table-cell table:style-name="Table15.C2" office:value-type="string">
            <text:p text:style-name="P16">Adds a new message into an existing thread.</text:p>
          </table:table-cell>
        </table:table-row>
        <table:table-row table:style-name="Table15.1">
          <table:covered-table-cell/>
          <table:table-cell table:style-name="Table15.A2" office:value-type="string">
            <text:p text:style-name="P16">ChangeMessageText</text:p>
          </table:table-cell>
          <table:table-cell table:style-name="Table15.C2" office:value-type="string">
            <text:p text:style-name="P20">Changes message's text.</text:p>
          </table:table-cell>
        </table:table-row>
        <table:table-row table:style-name="Table15.1">
          <table:covered-table-cell/>
          <table:table-cell table:style-name="Table15.A2" office:value-type="string">
            <text:p text:style-name="P16">ChangeMessageThread</text:p>
          </table:table-cell>
          <table:table-cell table:style-name="Table15.C2" office:value-type="string">
            <text:p text:style-name="P20">Moves a message from an old thread into a new thread.</text:p>
          </table:table-cell>
        </table:table-row>
        <table:table-row table:style-name="Table15.1">
          <table:covered-table-cell/>
          <table:table-cell table:style-name="Table15.A2" office:value-type="string">
            <text:p text:style-name="P16">GetMessage</text:p>
          </table:table-cell>
          <table:table-cell table:style-name="Table15.C2" office:value-type="string">
            <text:p text:style-name="P20">Returns a message specified by its ID.</text:p>
          </table:table-cell>
        </table:table-row>
        <table:table-row table:style-name="Table15.1">
          <table:covered-table-cell/>
          <table:table-cell table:style-name="Table15.A2" office:value-type="string">
            <text:p text:style-name="P16">DeleteMessage</text:p>
          </table:table-cell>
          <table:table-cell table:style-name="Table15.C2" office:value-type="string">
            <text:p text:style-name="P20">Deletes an existing message of a thread.</text:p>
          </table:table-cell>
        </table:table-row>
        <table:table-row table:style-name="Table15.1">
          <table:table-cell table:style-name="Table15.A2" table:number-rows-spanned="5" office:value-type="string">
            <text:p text:style-name="P16">C</text:p>
          </table:table-cell>
          <table:table-cell table:style-name="Table15.A2" office:value-type="string">
            <text:p text:style-name="P16">ListThreadAndMessages</text:p>
          </table:table-cell>
          <table:table-cell table:style-name="Table15.C2" office:value-type="string">
            <text:p text:style-name="P20">Returns a thread with all its messages.</text:p>
          </table:table-cell>
        </table:table-row>
        <table:table-row table:style-name="Table15.1">
          <table:covered-table-cell/>
          <table:table-cell table:style-name="Table15.A2" office:value-type="string">
            <text:p text:style-name="P16">ListThreadAndMessagesOnPage</text:p>
          </table:table-cell>
          <table:table-cell table:style-name="Table15.C2" office:value-type="string">
            <text:p text:style-name="P20">Returns a thread with messages on a specified page.</text:p>
          </table:table-cell>
        </table:table-row>
        <table:table-row table:style-name="Table15.1">
          <table:covered-table-cell/>
          <table:table-cell table:style-name="Table15.A2" office:value-type="string">
            <text:p text:style-name="P16">ListForumAndThreads</text:p>
          </table:table-cell>
          <table:table-cell table:style-name="Table15.C2" office:value-type="string">
            <text:p text:style-name="P20">Returns a forum with all its threads.</text:p>
          </table:table-cell>
        </table:table-row>
        <table:table-row table:style-name="Table15.1">
          <table:covered-table-cell/>
          <table:table-cell table:style-name="Table15.A2" office:value-type="string">
            <text:p text:style-name="P16">ListForumAndThreadsOnPage</text:p>
          </table:table-cell>
          <table:table-cell table:style-name="Table15.C2" office:value-type="string">
            <text:p text:style-name="P20">Returns a forum with threads on a specified page.</text:p>
          </table:table-cell>
        </table:table-row>
        <table:table-row table:style-name="Table15.1">
          <table:covered-table-cell/>
          <table:table-cell table:style-name="Table15.A2" office:value-type="string">
            <text:p text:style-name="P16">ListSectionsAndForums</text:p>
          </table:table-cell>
          <table:table-cell table:style-name="Table15.C2" office:value-type="string">
            <text:p text:style-name="P20">Returns a list of all sections and forums.</text:p>
          </table:table-cell>
        </table:table-row>
        <table:table-row table:style-name="Table15.1">
          <table:table-cell table:style-name="Table15.A2" table:number-rows-spanned="2" office:value-type="string">
            <text:p text:style-name="P16">O</text:p>
          </table:table-cell>
          <table:table-cell table:style-name="Table15.A2" office:value-type="string">
            <text:p text:style-name="P16">ShowDiagnosticData</text:p>
          </table:table-cell>
          <table:table-cell table:style-name="Table15.C2" office:value-type="string">
            <text:p text:style-name="P20">Shows diagnostic information.</text:p>
          </table:table-cell>
        </table:table-row>
        <table:table-row table:style-name="Table15.1">
          <table:covered-table-cell/>
          <table:table-cell table:style-name="Table15.A2" office:value-type="string">
            <text:p text:style-name="P16">Test*</text:p>
          </table:table-cell>
          <table:table-cell table:style-name="Table15.C2" office:value-type="string">
            <text:p text:style-name="P20">Performs a test.</text:p>
          </table:table-cell>
        </table:table-row>
      </table:table>
      <text:p text:style-name="P3"/>
      <text:p text:style-name="P3">[*] – Function is available only in debug mode.</text:p>
      <text:h text:style-name="P38" text:outline-level="2">System settings</text:h>
      <text:p text:style-name="P23">Following system settings are available for the Message Module.</text:p>
      <table:table table:name="Table17" table:style-name="Table17">
        <table:table-column table:style-name="Table17.A"/>
        <table:table-column table:style-name="Table17.B"/>
        <table:table-row table:style-name="Table17.1">
          <table:table-cell table:style-name="Table17.A1" office:value-type="string">
            <text:p text:style-name="P17">Setting</text:p>
          </table:table-cell>
          <table:table-cell table:style-name="Table17.B1" office:value-type="string">
            <text:p text:style-name="P17">Description</text:p>
          </table:table-cell>
        </table:table-row>
        <table:table-row table:style-name="Table17.1">
          <table:table-cell table:style-name="Table17.A2" office:value-type="string">
            <text:p text:style-name="P16">MessageEditTime</text:p>
          </table:table-cell>
          <table:table-cell table:style-name="Table17.B2" office:value-type="string">
            <text:p text:style-name="P16">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6">PageSize</text:p>
          </table:table-cell>
          <table:table-cell table:style-name="Table17.B2" office:value-type="string">
            <text:p text:style-name="P16">Page size for pagination of items.</text:p>
          </table:table-cell>
        </table:table-row>
        <table:table-row table:style-name="Table17.1">
          <table:table-cell table:style-name="Table17.A2" office:value-type="string">
            <text:p text:style-name="P16">NewThreadsAtTop</text:p>
          </table:table-cell>
          <table:table-cell table:style-name="Table17.B2" office:value-type="string">
            <text:p text:style-name="P16">This parameter controls how new and updated threads are placed inside forums. If set to <text:span text:style-name="T3">True</text:span>, then following will happen:</text:p>
            <text:list xml:id="list972243513052542170" text:style-name="L10">
              <text:list-item>
                <text:p text:style-name="P37">New threads will be added to the start (top) of the list of forum's threads instead of being added to the end (bottom) of the list;</text:p>
              </text:list-item>
              <text:list-item>
                <text:p text:style-name="P37">New messages added to threads will update the thread moving it to the start (top) position of the list of forum's threads.</text:p>
              </text:list-item>
            </text:list>
            <text:p text:style-name="P16">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6">IsDebugMode</text:p>
          </table:table-cell>
          <table:table-cell table:style-name="Table17.B2" office:value-type="string">
            <text:p text:style-name="P16">Debug mode flag.</text:p>
          </table:table-cell>
        </table:table-row>
      </table:table>
      <text:p text:style-name="P3"/>
      <text:h text:style-name="P34" text:outline-level="1">10. Gateway Module</text:h>
      <text:p text:style-name="Text_20_body"><text:span text:style-name="T9">Gateway Module accepts incoming </text:span><text:span text:style-name="T14">HTTPS</text:span><text:span text:style-name="T9">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14">IP </text:span><text:span text:style-name="T9">addresses. This list may be changed by the Access Control Module with the help of </text:span><text:span text:style-name="T14">JSON RPC 2.0</text:span><text:span text:style-name="T9"> protocol. </text:span></text:p>
      <text:p text:style-name="Text_20_body"><text:span text:style-name="T9">Incoming requests made by external clients via the </text:span><text:span text:style-name="T14">HTTPS</text:span><text:span text:style-name="T9"> protocol are first analysed by their </text:span><text:span text:style-name="T14">IP </text:span><text:span text:style-name="T9">address. Those requests which are made from unblocked </text:span><text:span text:style-name="T14">IP</text:span><text:span text:style-name="T9"> addresses are redirected to other modules, such as ACM or Message Module, depending on their contents.</text:span></text:p>
      <text:p text:style-name="P23">The following list of internal functions is supported by the Gateway Module.</text:p>
      <text:h text:style-name="P38" text:outline-level="2">Gateway module internal functions</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7">C</text:p>
          </table:table-cell>
          <table:table-cell table:style-name="Table18.A1" office:value-type="string">
            <text:p text:style-name="P17">Function</text:p>
          </table:table-cell>
          <table:table-cell table:style-name="Table18.C1" office:value-type="string">
            <text:p text:style-name="P17">Description</text:p>
          </table:table-cell>
        </table:table-row>
        <table:table-row table:style-name="Table18.1">
          <table:table-cell table:style-name="Table18.A2" office:value-type="string">
            <text:p text:style-name="P16">P</text:p>
          </table:table-cell>
          <table:table-cell table:style-name="Table18.A2" office:value-type="string">
            <text:p text:style-name="P16">Ping</text:p>
          </table:table-cell>
          <table:table-cell table:style-name="Table18.C2" office:value-type="string">
            <text:p text:style-name="P16">Service liveness.</text:p>
          </table:table-cell>
        </table:table-row>
        <table:table-row table:style-name="Table18.1">
          <table:table-cell table:style-name="Table18.A2" table:number-rows-spanned="2" office:value-type="string">
            <text:p text:style-name="P16">I</text:p>
          </table:table-cell>
          <table:table-cell table:style-name="Table18.A2" office:value-type="string">
            <text:p text:style-name="P16">BlockIPAddress</text:p>
          </table:table-cell>
          <table:table-cell table:style-name="Table18.C2" office:value-type="string">
            <text:p text:style-name="P16">Adds an <text:span text:style-name="T3">IP</text:span> address to a block list or updates an existing record.</text:p>
          </table:table-cell>
        </table:table-row>
        <table:table-row table:style-name="Table18.1">
          <table:covered-table-cell/>
          <table:table-cell table:style-name="Table18.A2" office:value-type="string">
            <text:p text:style-name="P16">IsIPAddressBlocked</text:p>
          </table:table-cell>
          <table:table-cell table:style-name="Table18.C2" office:value-type="string">
            <text:p text:style-name="P16">Checks whether the specified <text:span text:style-name="T3">IP</text:span> address is blocked or not.</text:p>
          </table:table-cell>
        </table:table-row>
        <table:table-row table:style-name="Table18.1">
          <table:table-cell table:style-name="Table18.A2" office:value-type="string">
            <text:p text:style-name="P16">O</text:p>
          </table:table-cell>
          <table:table-cell table:style-name="Table18.A2" office:value-type="string">
            <text:p text:style-name="P16">ShowDiagnosticData</text:p>
          </table:table-cell>
          <table:table-cell table:style-name="Table18.C2" office:value-type="string">
            <text:p text:style-name="P16">Shows diagnostic information.</text:p>
          </table:table-cell>
        </table:table-row>
      </table:table>
      <text:h text:style-name="P34" text:outline-level="1">11. Technical characteristics</text:h>
      <text:p text:style-name="P23">Below are described some of the technical characteristics of the <text:span text:style-name="T3">SimpleBB</text:span> forum engine.</text:p>
      <text:h text:style-name="Heading_20_2" text:outline-level="2"><text:soft-page-break/>Difference between phpBB and SimpleBB</text:h>
      <text:p text:style-name="P24"><text:span text:style-name="T3">SimpleBB</text:span> is written in <text:span text:style-name="T3">Go</text:span> programming language and uses micro service architecture.</text:p>
      <text:p text:style-name="P27">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xml:id="list1913426614610496743" text:style-name="L11">
        <text:list-item>
          <text:p text:style-name="P46"><text:span text:style-name="T3">PHP</text:span> programming language is a scripting language. It is used for interpreted scripts, not for compiled programs.</text:p>
        </text:list-item>
        <text:list-item>
          <text:p text:style-name="P46"><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46"><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24"><text:span text:style-name="T6">Though various programming languages have a lot in common, </text:span><text:span text:style-name="T4">PHP</text:span><text:span text:style-name="T6"> language does not allow to write programs which are compact and easy to maintain because all products written in </text:span><text:span text:style-name="T4">PHP</text:span><text:span text:style-name="T6"> are monolithic. </text:span></text:p>
      <text:p text:style-name="P24"><text:span text:style-name="T6">It is also worth mentioning that programs written in micro service style (or architecture) have a drawback, which did not exist in </text:span><text:span text:style-name="T4">phpBB</text:span><text:span text:style-name="T6"> – micro services are difficult to start and stop. Moreover, communication between micro services requires additional efforts from developers and testers. So, if you are a </text:span><text:span text:style-name="T4">PHP</text:span><text:span text:style-name="T6"> person, you will find this product a little bit strange at first time.</text:span></text:p>
      <text:p text:style-name="P24"><text:span text:style-name="T6">The </text:span><text:span text:style-name="T4">SimpleBB</text:span><text:span text:style-name="T6"> engine accepts clients' requests and provides response in a more convenient ways than those old school scripts written in </text:span><text:span text:style-name="T4">PHP</text:span><text:span text:style-name="T6">. Every time you use </text:span><text:span text:style-name="T4">phpBB</text:span><text:span text:style-name="T6">, it flushes a big bucket of cold water on you, and this </text:span><text:span text:style-name="T6">water consists of huge </text:span><text:span text:style-name="T4">HTML</text:span><text:span text:style-name="T6"> pages at which you can stare for hours searching for something. The </text:span><text:span text:style-name="T4">SimpleBB</text:span><text:span text:style-name="T6"> engine provides response in a much easier way – it shows you a quite compact and convenient </text:span><text:span text:style-name="T4">JSON</text:span><text:span text:style-name="T6"> file which is easy to read and understand. Data taken from </text:span><text:span text:style-name="T4">JSON </text:span><text:span text:style-name="T6">files can be easily parsed and used with a front end written in </text:span><text:span text:style-name="T4">JavaScript, Java, C#</text:span><text:span text:style-name="T6"> or any other programming language of your taste.</text:span></text:p>
      <text:h text:style-name="Heading_20_2" text:outline-level="2">Scaling</text:h>
      <text:p text:style-name="P24"><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39" text:outline-level="2">Logics</text:h>
      <text:p text:style-name="P24">All the logics is used on an application level. Logics is almost not used on the level of <text:span text:style-name="T3">SQL</text:span> database server and this done on purpose – this makes the product very simple, easy to maintain and reliable. </text:p>
      <text:p text:style-name="P24">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24">There is also another peculiarity of <text:s/>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24">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24">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39" text:outline-level="2"><text:soft-page-break/>Reliability</text:h>
      <text:p text:style-name="P24">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24">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24">As was stated earlier, system's important roles such as <text:span text:style-name="User_20_Role"><text:span text:style-name="T2">Moderator</text:span></text:span><text:span text:style-name="T7"> and </text:span><text:span text:style-name="User_20_Role"><text:span text:style-name="T2">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39" text:outline-level="2">Installation and configuration</text:h>
      <text:p text:style-name="P24">The <text:span text:style-name="T3">SimpleBB</text:span> engine does not have installation scripts as <text:span text:style-name="T3">phpBB</text:span> forum engine does. All the installation process is comprised of creation of configuration files.</text:p>
      <text:p text:style-name="P24">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Role" style:display-name="User Role" style:family="text">
      <style:text-properties fo:color="#0066ff" fo:font-style="italic"/>
    </style:style>
    <style:style style:name="Yes" style:family="text">
      <style:text-properties fo:color="#009900" fo:font-weight="bold"/>
    </style:style>
    <style:style style:name="No" style:family="text">
      <style:text-properties fo:color="#ff0000"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7-13T16:58:34.75</meta:creation-date>
    <meta:editing-duration>P4DT8H6M50S</meta:editing-duration>
    <meta:editing-cycles>1083</meta:editing-cycles>
    <meta:generator>OpenOffice/4.1.14$Win32 OpenOffice.org_project/4114m1$Build-9811</meta:generator>
    <dc:title>Default Page</dc:title>
    <dc:date>2023-11-26T20:12:09.46</dc:date>
    <meta:document-statistic meta:table-count="18" meta:image-count="0" meta:object-count="0" meta:page-count="15" meta:paragraph-count="860" meta:word-count="5154" meta:character-count="30435"/>
    <meta:user-defined meta:name="Info 1"/>
    <meta:user-defined meta:name="Info 2"/>
    <meta:user-defined meta:name="Info 3"/>
    <meta:user-defined meta:name="Info 4"/>
    <meta:template xlink:type="simple" xlink:actuate="onRequest" xlink:title="Default Page" xlink:href="../../../../OpenOffice/4/user/template/Default%20Page.ott" meta:date="2023-07-13T16:58:34.75"/>
  </office:meta>
</office:document-meta>
</file>